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justify"/>
      <style:text-properties fo:font-weight="bold" style:font-weight-asian="bold" style:font-weight-complex="bold" fo:color="#70AD47" fo:font-size="12pt" style:font-size-asian="12pt" style:font-size-complex="12pt"/>
    </style:style>
    <style:style style:name="P3" style:parent-style-name="ListParagraph" style:list-style-name="LFO1" style:family="paragraph">
      <style:paragraph-properties fo:text-align="justify"/>
    </style:style>
    <style:style style:name="T4" style:parent-style-name="DefaultParagraphFont" style:family="text">
      <style:text-properties fo:font-weight="bold" style:font-weight-asian="bold" style:font-weight-complex="bold" fo:color="#70AD47"/>
    </style:style>
    <style:style style:name="T5" style:parent-style-name="DefaultParagraphFont" style:family="text">
      <style:text-properties fo:color="#000000"/>
    </style:style>
    <style:style style:name="T6" style:parent-style-name="DefaultParagraphFont" style:family="text">
      <style:text-properties fo:font-weight="bold" style:font-weight-asian="bold" style:font-weight-complex="bold" fo:color="#000000"/>
    </style:style>
    <style:style style:name="T7" style:parent-style-name="DefaultParagraphFont" style:family="text">
      <style:text-properties fo:color="#000000"/>
    </style:style>
    <style:style style:name="P8" style:parent-style-name="Normal" style:family="paragraph">
      <style:paragraph-properties fo:text-align="justify"/>
      <style:text-properties fo:color="#000000"/>
    </style:style>
    <style:style style:name="P9" style:parent-style-name="ListParagraph" style:list-style-name="LFO1" style:family="paragraph">
      <style:paragraph-properties fo:text-align="justify"/>
    </style:style>
    <style:style style:name="T10" style:parent-style-name="DefaultParagraphFont" style:family="text">
      <style:text-properties fo:color="#000000"/>
    </style:style>
    <style:style style:name="T11" style:parent-style-name="DefaultParagraphFont" style:family="text">
      <style:text-properties fo:font-weight="bold" style:font-weight-asian="bold" style:font-weight-complex="bold" fo:color="#000000"/>
    </style:style>
    <style:style style:name="T12" style:parent-style-name="DefaultParagraphFont" style:family="text">
      <style:text-properties fo:color="#000000"/>
    </style:style>
    <style:style style:name="T13" style:parent-style-name="DefaultParagraphFont" style:family="text">
      <style:text-properties fo:font-weight="bold" style:font-weight-asian="bold" style:font-weight-complex="bold" fo:color="#000000"/>
    </style:style>
    <style:style style:name="T14" style:parent-style-name="DefaultParagraphFont" style:family="text">
      <style:text-properties fo:color="#000000"/>
    </style:style>
    <style:style style:name="P15" style:parent-style-name="Normal" style:family="paragraph">
      <style:paragraph-properties fo:text-align="justify"/>
      <style:text-properties fo:color="#000000" fo:font-size="12pt" style:font-size-asian="12pt" style:font-size-complex="12pt"/>
    </style:style>
    <style:style style:name="P16" style:parent-style-name="Normal" style:family="paragraph">
      <style:paragraph-properties fo:text-align="justify"/>
      <style:text-properties fo:font-weight="bold" style:font-weight-asian="bold" style:font-weight-complex="bold" fo:color="#70AD47" fo:font-size="12pt" style:font-size-asian="12pt" style:font-size-complex="12pt"/>
    </style:style>
    <style:style style:name="P17" style:parent-style-name="Normal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18" style:parent-style-name="Normal" style:family="paragraph">
      <style:paragraph-properties fo:text-align="justify"/>
    </style:style>
    <style:style style:name="T19" style:parent-style-name="DefaultParagraphFont" style:family="text">
      <style:text-properties fo:font-weight="bold" style:font-weight-asian="bold" style:font-weight-complex="bold" fo:color="#5B9AD5" fo:font-size="12pt" style:font-size-asian="12pt" style:font-size-complex="12pt" style:text-underline-type="single" style:text-underline-style="solid" style:text-underline-width="auto" style:text-underline-mode="continuous"/>
    </style:style>
    <style:style style:name="P20" style:parent-style-name="ListParagraph" style:list-style-name="LFO14" style:family="paragraph">
      <style:paragraph-properties fo:text-align="justify"/>
    </style:style>
    <style:style style:name="P21" style:parent-style-name="ListParagraph" style:list-style-name="LFO14" style:family="paragraph">
      <style:paragraph-properties fo:text-align="justify"/>
    </style:style>
    <style:style style:name="P22" style:parent-style-name="ListParagraph" style:list-style-name="LFO14" style:family="paragraph">
      <style:paragraph-properties fo:text-align="justify"/>
    </style:style>
    <style:style style:name="P23" style:parent-style-name="Normal" style:family="paragraph">
      <style:paragraph-properties fo:text-align="justify"/>
    </style:style>
    <style:style style:name="P2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25" style:parent-style-name="Normal" style:family="paragraph">
      <style:paragraph-properties fo:text-align="justify"/>
      <style:text-properties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P26" style:parent-style-name="ListParagraph" style:list-style-name="LFO13" style:family="paragraph">
      <style:paragraph-properties fo:text-align="justify"/>
    </style:style>
    <style:style style:name="TableColumn28" style:family="table-column">
      <style:table-column-properties style:column-width="6.5in" style:use-optimal-column-width="false"/>
    </style:style>
    <style:style style:name="Table27" style:family="table">
      <style:table-properties style:width="6.5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32" style:parent-style-name="DefaultParagraphFont" style:family="text">
      <style:text-properties style:font-name="Consolas" style:font-name-asian="Consolas" style:font-name-complex="Consolas" fo:color="#557799"/>
    </style:style>
    <style:style style:name="T33" style:parent-style-name="DefaultParagraphFont" style:family="text">
      <style:text-properties style:font-name="Consolas" style:font-name-asian="Consolas" style:font-name-complex="Consolas" fo:color="#557799"/>
    </style:style>
    <style:style style:name="T34" style:parent-style-name="DefaultParagraphFont" style:family="text">
      <style:text-properties style:font-name="Consolas" style:font-name-asian="Consolas" style:font-name-complex="Consolas" fo:color="#333333"/>
    </style:style>
    <style:style style:name="T35" style:parent-style-name="DefaultParagraphFont" style:family="text">
      <style:text-properties style:font-name="Consolas" style:font-name-asian="Consolas" style:font-name-complex="Consolas" fo:color="#0000CC"/>
    </style:style>
    <style:style style:name="T36" style:parent-style-name="DefaultParagraphFont" style:family="text">
      <style:text-properties style:font-name="Consolas" style:font-name-asian="Consolas" style:font-name-complex="Consolas" fo:color="#333333"/>
    </style:style>
    <style:style style:name="T37" style:parent-style-name="DefaultParagraphFont" style:family="text">
      <style:text-properties style:font-name="Consolas" style:font-name-asian="Consolas" style:font-name-complex="Consolas" fo:color="#333333"/>
    </style:style>
    <style:style style:name="T38" style:parent-style-name="DefaultParagraphFont" style:family="text">
      <style:text-properties style:font-name="Consolas" style:font-name-asian="Consolas" style:font-name-complex="Consolas" fo:color="#0000CC"/>
    </style:style>
    <style:style style:name="T39" style:parent-style-name="DefaultParagraphFont" style:family="text">
      <style:text-properties style:font-name="Consolas" style:font-name-asian="Consolas" style:font-name-complex="Consolas" fo:color="#333333"/>
    </style:style>
    <style:style style:name="T40" style:parent-style-name="DefaultParagraphFont" style:family="text">
      <style:text-properties style:font-name="Consolas" style:font-name-asian="Consolas" style:font-name-complex="Consolas" fo:color="#333333"/>
    </style:style>
    <style:style style:name="T41" style:parent-style-name="DefaultParagraphFont" style:family="text">
      <style:text-properties style:font-name="Consolas" style:font-name-asian="Consolas" style:font-name-complex="Consolas" fo:color="#0000CC"/>
    </style:style>
    <style:style style:name="T42" style:parent-style-name="DefaultParagraphFont" style:family="text">
      <style:text-properties style:font-name="Consolas" style:font-name-asian="Consolas" style:font-name-complex="Consolas" fo:color="#333333"/>
    </style:style>
    <style:style style:name="T43" style:parent-style-name="DefaultParagraphFont" style:family="text">
      <style:text-properties style:font-name="Consolas" style:font-name-asian="Consolas" style:font-name-complex="Consolas" fo:color="#333333"/>
    </style:style>
    <style:style style:name="T44" style:parent-style-name="DefaultParagraphFont" style:family="text">
      <style:text-properties style:font-name="Consolas" style:font-name-asian="Consolas" style:font-name-complex="Consolas" fo:color="#0000CC"/>
    </style:style>
    <style:style style:name="T45" style:parent-style-name="DefaultParagraphFont" style:family="text">
      <style:text-properties style:font-name="Consolas" style:font-name-asian="Consolas" style:font-name-complex="Consolas" fo:color="#333333"/>
    </style:style>
    <style:style style:name="T46" style:parent-style-name="DefaultParagraphFont" style:family="text">
      <style:text-properties style:font-name="Consolas" style:font-name-asian="Consolas" style:font-name-complex="Consolas" fo:color="#333333"/>
    </style:style>
    <style:style style:name="T47" style:parent-style-name="DefaultParagraphFont" style:family="text">
      <style:text-properties style:font-name="Consolas" style:font-name-asian="Consolas" style:font-name-complex="Consolas" fo:color="#0000CC"/>
    </style:style>
    <style:style style:name="T48" style:parent-style-name="DefaultParagraphFont" style:family="text">
      <style:text-properties style:font-name="Consolas" style:font-name-asian="Consolas" style:font-name-complex="Consolas" fo:color="#333333"/>
    </style:style>
    <style:style style:name="T49" style:parent-style-name="DefaultParagraphFont" style:family="text">
      <style:text-properties style:font-name="Consolas" style:font-name-asian="Consolas" style:font-name-complex="Consolas" fo:color="#333333"/>
    </style:style>
    <style:style style:name="T50" style:parent-style-name="DefaultParagraphFont" style:family="text">
      <style:text-properties style:font-name="Consolas" style:font-name-asian="Consolas" style:font-name-complex="Consolas" fo:color="#0000CC"/>
    </style:style>
    <style:style style:name="T51" style:parent-style-name="DefaultParagraphFont" style:family="text">
      <style:text-properties style:font-name="Consolas" style:font-name-asian="Consolas" style:font-name-complex="Consolas" fo:color="#333333"/>
    </style:style>
    <style:style style:name="T52" style:parent-style-name="DefaultParagraphFont" style:family="text">
      <style:text-properties style:font-name="Consolas" style:font-name-asian="Consolas" style:font-name-complex="Consolas" fo:color="#007700"/>
    </style:style>
    <style:style style:name="T53" style:parent-style-name="DefaultParagraphFont" style:family="text">
      <style:text-properties style:font-name="Consolas" style:font-name-asian="Consolas" style:font-name-complex="Consolas" fo:color="#333333"/>
    </style:style>
    <style:style style:name="T54" style:parent-style-name="DefaultParagraphFont" style:family="text">
      <style:text-properties style:font-name="Consolas" style:font-name-asian="Consolas" style:font-name-complex="Consolas" fo:color="#007700"/>
    </style:style>
    <style:style style:name="T55" style:parent-style-name="DefaultParagraphFont" style:family="text">
      <style:text-properties style:font-name="Consolas" style:font-name-asian="Consolas" style:font-name-complex="Consolas" fo:color="#333333"/>
    </style:style>
    <style:style style:name="T56" style:parent-style-name="DefaultParagraphFont" style:family="text">
      <style:text-properties style:font-name="Consolas" style:font-name-asian="Consolas" style:font-name-complex="Consolas" fo:color="#0000CC"/>
    </style:style>
    <style:style style:name="T57" style:parent-style-name="DefaultParagraphFont" style:family="text">
      <style:text-properties style:font-name="Consolas" style:font-name-asian="Consolas" style:font-name-complex="Consolas" fo:color="#333333"/>
    </style:style>
    <style:style style:name="T58" style:parent-style-name="DefaultParagraphFont" style:family="text">
      <style:text-properties style:font-name="Consolas" style:font-name-asian="Consolas" style:font-name-complex="Consolas" fo:color="#333333"/>
    </style:style>
    <style:style style:name="T59" style:parent-style-name="DefaultParagraphFont" style:family="text">
      <style:text-properties style:font-name="Consolas" style:font-name-asian="Consolas" style:font-name-complex="Consolas" fo:color="#0000CC"/>
    </style:style>
    <style:style style:name="T60" style:parent-style-name="DefaultParagraphFont" style:family="text">
      <style:text-properties style:font-name="Consolas" style:font-name-asian="Consolas" style:font-name-complex="Consolas" fo:color="#333333"/>
    </style:style>
    <style:style style:name="T61" style:parent-style-name="DefaultParagraphFont" style:family="text">
      <style:text-properties style:font-name="Consolas" style:font-name-asian="Consolas" style:font-name-complex="Consolas" fo:color="#333333"/>
    </style:style>
    <style:style style:name="T62" style:parent-style-name="DefaultParagraphFont" style:family="text">
      <style:text-properties style:font-name="Consolas" style:font-name-asian="Consolas" style:font-name-complex="Consolas" fo:color="#0000CC"/>
    </style:style>
    <style:style style:name="T63" style:parent-style-name="DefaultParagraphFont" style:family="text">
      <style:text-properties style:font-name="Consolas" style:font-name-asian="Consolas" style:font-name-complex="Consolas" fo:color="#333333"/>
    </style:style>
    <style:style style:name="T64" style:parent-style-name="DefaultParagraphFont" style:family="text">
      <style:text-properties style:font-name="Consolas" style:font-name-asian="Consolas" style:font-name-complex="Consolas" fo:color="#007700"/>
    </style:style>
    <style:style style:name="T65" style:parent-style-name="DefaultParagraphFont" style:family="text">
      <style:text-properties style:font-name="Consolas" style:font-name-asian="Consolas" style:font-name-complex="Consolas" fo:color="#007700"/>
    </style:style>
    <style:style style:name="P66" style:parent-style-name="Normal" style:family="paragraph">
      <style:paragraph-properties fo:margin-bottom="0in" fo:line-height="100%"/>
      <style:text-properties style:font-name="Consolas" style:font-name-asian="Consolas" style:font-name-complex="Consolas" fo:color="#007700"/>
    </style:style>
    <style:style style:name="P67" style:parent-style-name="Normal" style:family="paragraph">
      <style:paragraph-properties fo:text-align="justify"/>
      <style:text-properties style:font-name="Consolas" style:font-name-asian="Consolas" style:font-name-complex="Consolas" fo:font-style="italic" style:font-style-asian="italic" style:font-style-complex="italic" fo:color="#000000" fo:font-size="12pt" style:font-size-asian="12pt" style:font-size-complex="12pt"/>
    </style:style>
    <style:style style:name="P68" style:parent-style-name="Normal" style:family="paragraph">
      <style:paragraph-properties fo:text-align="justify"/>
      <style:text-properties style:font-name="Consolas" style:font-name-asian="Consolas" style:font-name-complex="Consolas" fo:font-style="italic" style:font-style-asian="italic" style:font-style-complex="italic" fo:color="#000000" fo:font-size="12pt" style:font-size-asian="12pt" style:font-size-complex="12pt"/>
    </style:style>
    <style:style style:name="P69" style:parent-style-name="Normal" style:family="paragraph">
      <style:paragraph-properties fo:text-align="justify"/>
      <style:text-properties style:font-name-asian="MS Mincho" fo:font-weight="bold" style:font-weight-asian="bold" style:font-weight-complex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70" style:parent-style-name="Normal" style:family="paragraph">
      <style:paragraph-properties fo:text-align="justify"/>
      <style:text-properties style:font-name-asian="MS Mincho" fo:font-weight="bold" style:font-weight-asian="bold" style:font-weight-complex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71" style:parent-style-name="ListParagraph" style:list-style-name="LFO12" style:family="paragraph">
      <style:paragraph-properties fo:text-align="justify"/>
    </style:style>
    <style:style style:name="T72" style:parent-style-name="DefaultParagraphFont" style:family="text">
      <style:text-properties style:font-name-asian="MS Mincho"/>
    </style:style>
    <style:style style:name="T73" style:parent-style-name="DefaultParagraphFont" style:family="text">
      <style:text-properties style:font-name-asian="MS Mincho" fo:font-weight="bold" style:font-weight-asian="bold" style:font-weight-complex="bold"/>
    </style:style>
    <style:style style:name="T74" style:parent-style-name="DefaultParagraphFont" style:family="text">
      <style:text-properties style:font-name-asian="MS Mincho"/>
    </style:style>
    <style:style style:name="P75" style:parent-style-name="ListParagraph" style:list-style-name="LFO12" style:family="paragraph">
      <style:paragraph-properties fo:text-align="justify"/>
      <style:text-properties style:font-name-asian="MS Mincho"/>
    </style:style>
    <style:style style:name="P76" style:parent-style-name="ListParagraph" style:list-style-name="LFO12" style:family="paragraph">
      <style:paragraph-properties fo:text-align="justify"/>
      <style:text-properties style:font-name-asian="MS Mincho"/>
    </style:style>
    <style:style style:name="P77" style:parent-style-name="Normal" style:family="paragraph">
      <style:paragraph-properties fo:text-align="justify"/>
    </style:style>
    <style:style style:name="T78" style:parent-style-name="DefaultParagraphFont" style:family="text">
      <style:text-properties style:font-name-asian="MS Mincho" fo:font-weight="bold" style:font-weight-asian="bold" style:font-weight-complex="bold" fo:color="#4471C4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80" style:family="table-column">
      <style:table-column-properties style:column-width="6.5in" style:use-optimal-column-width="false"/>
    </style:style>
    <style:style style:name="Table79" style:family="table">
      <style:table-properties style:width="6.5in" fo:margin-left="0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8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85" style:parent-style-name="DefaultParagraphFont" style:family="text">
      <style:text-properties style:font-name="Consolas" style:font-name-asian="Consolas" style:font-name-complex="Consolas" fo:color="#333333"/>
    </style:style>
    <style:style style:name="T86" style:parent-style-name="DefaultParagraphFont" style:family="text">
      <style:text-properties style:font-name="Consolas" style:font-name-asian="Consolas" style:font-name-complex="Consolas" fo:color="#0000CC"/>
    </style:style>
    <style:style style:name="T87" style:parent-style-name="DefaultParagraphFont" style:family="text">
      <style:text-properties style:font-name="Consolas" style:font-name-asian="Consolas" style:font-name-complex="Consolas" fo:color="#333333"/>
    </style:style>
    <style:style style:name="T88" style:parent-style-name="DefaultParagraphFont" style:family="text">
      <style:text-properties style:font-name="Consolas" style:font-name-asian="Consolas" style:font-name-complex="Consolas" fo:color="#0000CC"/>
    </style:style>
    <style:style style:name="T89" style:parent-style-name="DefaultParagraphFont" style:family="text">
      <style:text-properties style:font-name="Consolas" style:font-name-asian="Consolas" style:font-name-complex="Consolas" fo:color="#333333"/>
    </style:style>
    <style:style style:name="T90" style:parent-style-name="DefaultParagraphFont" style:family="text">
      <style:text-properties style:font-name="Consolas" style:font-name-asian="Consolas" style:font-name-complex="Consolas" fo:color="#333333"/>
    </style:style>
    <style:style style:name="T9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92" style:parent-style-name="DefaultParagraphFont" style:family="text">
      <style:text-properties style:font-name="Consolas" style:font-name-asian="Consolas" style:font-name-complex="Consolas" fo:color="#333333"/>
    </style:style>
    <style:style style:name="T9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BB0066"/>
    </style:style>
    <style:style style:name="T94" style:parent-style-name="DefaultParagraphFont" style:family="text">
      <style:text-properties style:font-name="Consolas" style:font-name-asian="Consolas" style:font-name-complex="Consolas" fo:color="#333333"/>
    </style:style>
    <style:style style:name="T95" style:parent-style-name="DefaultParagraphFont" style:family="text">
      <style:text-properties style:font-name="Consolas" style:font-name-asian="Consolas" style:font-name-complex="Consolas" fo:color="#333333"/>
    </style:style>
    <style:style style:name="T9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97" style:parent-style-name="DefaultParagraphFont" style:family="text">
      <style:text-properties style:font-name="Consolas" style:font-name-asian="Consolas" style:font-name-complex="Consolas" fo:color="#333333"/>
    </style:style>
    <style:style style:name="T9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333399"/>
    </style:style>
    <style:style style:name="T99" style:parent-style-name="DefaultParagraphFont" style:family="text">
      <style:text-properties style:font-name="Consolas" style:font-name-asian="Consolas" style:font-name-complex="Consolas" fo:color="#333333"/>
    </style:style>
    <style:style style:name="T100" style:parent-style-name="DefaultParagraphFont" style:family="text">
      <style:text-properties style:font-name="Consolas" style:font-name-asian="Consolas" style:font-name-complex="Consolas" fo:color="#333333"/>
    </style:style>
    <style:style style:name="T10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102" style:parent-style-name="DefaultParagraphFont" style:family="text">
      <style:text-properties style:font-name="Consolas" style:font-name-asian="Consolas" style:font-name-complex="Consolas" fo:color="#333333"/>
    </style:style>
    <style:style style:name="T103" style:parent-style-name="DefaultParagraphFont" style:family="text">
      <style:text-properties style:font-name="Consolas" style:font-name-asian="Consolas" style:font-name-complex="Consolas" fo:color="#333333"/>
    </style:style>
    <style:style style:name="T10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105" style:parent-style-name="DefaultParagraphFont" style:family="text">
      <style:text-properties style:font-name="Consolas" style:font-name-asian="Consolas" style:font-name-complex="Consolas" fo:color="#333333"/>
    </style:style>
    <style:style style:name="T10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66BB"/>
    </style:style>
    <style:style style:name="T107" style:parent-style-name="DefaultParagraphFont" style:family="text">
      <style:text-properties style:font-name="Consolas" style:font-name-asian="Consolas" style:font-name-complex="Consolas" fo:color="#333333"/>
    </style:style>
    <style:style style:name="T10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333399"/>
    </style:style>
    <style:style style:name="T109" style:parent-style-name="DefaultParagraphFont" style:family="text">
      <style:text-properties style:font-name="Consolas" style:font-name-asian="Consolas" style:font-name-complex="Consolas" fo:color="#333333"/>
    </style:style>
    <style:style style:name="T110" style:parent-style-name="DefaultParagraphFont" style:family="text">
      <style:text-properties style:font-name="Consolas" style:font-name-asian="Consolas" style:font-name-complex="Consolas" fo:color="#333333"/>
    </style:style>
    <style:style style:name="T11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112" style:parent-style-name="DefaultParagraphFont" style:family="text">
      <style:text-properties style:font-name="Consolas" style:font-name-asian="Consolas" style:font-name-complex="Consolas" fo:color="#333333"/>
    </style:style>
    <style:style style:name="T113" style:parent-style-name="DefaultParagraphFont" style:family="text">
      <style:text-properties style:font-name="Consolas" style:font-name-asian="Consolas" style:font-name-complex="Consolas" fo:color="#0000CC"/>
    </style:style>
    <style:style style:name="T114" style:parent-style-name="DefaultParagraphFont" style:family="text">
      <style:text-properties style:font-name="Consolas" style:font-name-asian="Consolas" style:font-name-complex="Consolas" fo:color="#333333"/>
    </style:style>
    <style:style style:name="T115" style:parent-style-name="DefaultParagraphFont" style:family="text">
      <style:text-properties style:font-name="Consolas" style:font-name-asian="Consolas" style:font-name-complex="Consolas" fo:color="#333333"/>
    </style:style>
    <style:style style:name="T11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117" style:parent-style-name="DefaultParagraphFont" style:family="text">
      <style:text-properties style:font-name="Consolas" style:font-name-asian="Consolas" style:font-name-complex="Consolas" fo:color="#333333"/>
    </style:style>
    <style:style style:name="T118" style:parent-style-name="DefaultParagraphFont" style:family="text">
      <style:text-properties style:font-name="Consolas" style:font-name-asian="Consolas" style:font-name-complex="Consolas" fo:color="#0000CC"/>
    </style:style>
    <style:style style:name="T119" style:parent-style-name="DefaultParagraphFont" style:family="text">
      <style:text-properties style:font-name="Consolas" style:font-name-asian="Consolas" style:font-name-complex="Consolas" fo:color="#333333"/>
    </style:style>
    <style:style style:name="T120" style:parent-style-name="DefaultParagraphFont" style:family="text">
      <style:text-properties style:font-name="Consolas" style:font-name-asian="Consolas" style:font-name-complex="Consolas" fo:color="#333333"/>
    </style:style>
    <style:style style:name="T121" style:parent-style-name="DefaultParagraphFont" style:family="text">
      <style:text-properties style:font-name="Consolas" style:font-name-asian="Consolas" style:font-name-complex="Consolas" fo:color="#333333"/>
    </style:style>
    <style:style style:name="T12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123" style:parent-style-name="DefaultParagraphFont" style:family="text">
      <style:text-properties style:font-name="Consolas" style:font-name-asian="Consolas" style:font-name-complex="Consolas" fo:color="#333333"/>
    </style:style>
    <style:style style:name="T12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333399"/>
    </style:style>
    <style:style style:name="T125" style:parent-style-name="DefaultParagraphFont" style:family="text">
      <style:text-properties style:font-name="Consolas" style:font-name-asian="Consolas" style:font-name-complex="Consolas" fo:color="#333333"/>
    </style:style>
    <style:style style:name="T12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66BB"/>
    </style:style>
    <style:style style:name="T127" style:parent-style-name="DefaultParagraphFont" style:family="text">
      <style:text-properties style:font-name="Consolas" style:font-name-asian="Consolas" style:font-name-complex="Consolas" fo:color="#333333"/>
    </style:style>
    <style:style style:name="T128" style:parent-style-name="DefaultParagraphFont" style:family="text">
      <style:text-properties style:font-name="Consolas" style:font-name-asian="Consolas" style:font-name-complex="Consolas" fo:color="#333333"/>
    </style:style>
    <style:style style:name="T12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130" style:parent-style-name="DefaultParagraphFont" style:family="text">
      <style:text-properties style:font-name="Consolas" style:font-name-asian="Consolas" style:font-name-complex="Consolas" fo:color="#333333"/>
    </style:style>
    <style:style style:name="T131" style:parent-style-name="DefaultParagraphFont" style:family="text">
      <style:text-properties style:font-name="Consolas" style:font-name-asian="Consolas" style:font-name-complex="Consolas" fo:color="#333333"/>
    </style:style>
    <style:style style:name="T132" style:parent-style-name="DefaultParagraphFont" style:family="text">
      <style:text-properties style:font-name="Consolas" style:font-name-asian="Consolas" style:font-name-complex="Consolas" fo:color="#333333"/>
    </style:style>
    <style:style style:name="T13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134" style:parent-style-name="DefaultParagraphFont" style:family="text">
      <style:text-properties style:font-name="Consolas" style:font-name-asian="Consolas" style:font-name-complex="Consolas" fo:color="#333333"/>
    </style:style>
    <style:style style:name="T13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333399"/>
    </style:style>
    <style:style style:name="T136" style:parent-style-name="DefaultParagraphFont" style:family="text">
      <style:text-properties style:font-name="Consolas" style:font-name-asian="Consolas" style:font-name-complex="Consolas" fo:color="#333333"/>
    </style:style>
    <style:style style:name="T13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66BB"/>
    </style:style>
    <style:style style:name="T138" style:parent-style-name="DefaultParagraphFont" style:family="text">
      <style:text-properties style:font-name="Consolas" style:font-name-asian="Consolas" style:font-name-complex="Consolas" fo:color="#333333"/>
    </style:style>
    <style:style style:name="T13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333399"/>
    </style:style>
    <style:style style:name="T140" style:parent-style-name="DefaultParagraphFont" style:family="text">
      <style:text-properties style:font-name="Consolas" style:font-name-asian="Consolas" style:font-name-complex="Consolas" fo:color="#333333"/>
    </style:style>
    <style:style style:name="T141" style:parent-style-name="DefaultParagraphFont" style:family="text">
      <style:text-properties style:font-name="Consolas" style:font-name-asian="Consolas" style:font-name-complex="Consolas" fo:color="#333333"/>
    </style:style>
    <style:style style:name="T14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143" style:parent-style-name="DefaultParagraphFont" style:family="text">
      <style:text-properties style:font-name="Consolas" style:font-name-asian="Consolas" style:font-name-complex="Consolas" fo:color="#333333"/>
    </style:style>
    <style:style style:name="T144" style:parent-style-name="DefaultParagraphFont" style:family="text">
      <style:text-properties style:font-name="Consolas" style:font-name-asian="Consolas" style:font-name-complex="Consolas" fo:color="#0000CC"/>
    </style:style>
    <style:style style:name="T145" style:parent-style-name="DefaultParagraphFont" style:family="text">
      <style:text-properties style:font-name="Consolas" style:font-name-asian="Consolas" style:font-name-complex="Consolas" fo:color="#333333"/>
    </style:style>
    <style:style style:name="T146" style:parent-style-name="DefaultParagraphFont" style:family="text">
      <style:text-properties style:font-name="Consolas" style:font-name-asian="Consolas" style:font-name-complex="Consolas" fo:color="#333333"/>
    </style:style>
    <style:style style:name="T147" style:parent-style-name="DefaultParagraphFont" style:family="text">
      <style:text-properties style:font-name="Consolas" style:font-name-asian="Consolas" style:font-name-complex="Consolas" fo:color="#333333"/>
    </style:style>
    <style:style style:name="T14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149" style:parent-style-name="DefaultParagraphFont" style:family="text">
      <style:text-properties style:font-name="Consolas" style:font-name-asian="Consolas" style:font-name-complex="Consolas" fo:color="#333333"/>
    </style:style>
    <style:style style:name="T15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66BB"/>
    </style:style>
    <style:style style:name="T151" style:parent-style-name="DefaultParagraphFont" style:family="text">
      <style:text-properties style:font-name="Consolas" style:font-name-asian="Consolas" style:font-name-complex="Consolas" fo:color="#333333"/>
    </style:style>
    <style:style style:name="T152" style:parent-style-name="DefaultParagraphFont" style:family="text">
      <style:text-properties style:font-name="Consolas" style:font-name-asian="Consolas" style:font-name-complex="Consolas" fo:color="#333333"/>
    </style:style>
    <style:style style:name="T15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154" style:parent-style-name="DefaultParagraphFont" style:family="text">
      <style:text-properties style:font-name="Consolas" style:font-name-asian="Consolas" style:font-name-complex="Consolas" fo:color="#333333"/>
    </style:style>
    <style:style style:name="T155" style:parent-style-name="DefaultParagraphFont" style:family="text">
      <style:text-properties style:font-name="Consolas" style:font-name-asian="Consolas" style:font-name-complex="Consolas" fo:color="#333333"/>
    </style:style>
    <style:style style:name="T156" style:parent-style-name="DefaultParagraphFont" style:family="text">
      <style:text-properties style:font-name="Consolas" style:font-name-asian="Consolas" style:font-name-complex="Consolas" fo:color="#333333"/>
    </style:style>
    <style:style style:name="T15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158" style:parent-style-name="DefaultParagraphFont" style:family="text">
      <style:text-properties style:font-name="Consolas" style:font-name-asian="Consolas" style:font-name-complex="Consolas" fo:color="#333333"/>
    </style:style>
    <style:style style:name="T15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333399"/>
    </style:style>
    <style:style style:name="T160" style:parent-style-name="DefaultParagraphFont" style:family="text">
      <style:text-properties style:font-name="Consolas" style:font-name-asian="Consolas" style:font-name-complex="Consolas" fo:color="#333333"/>
    </style:style>
    <style:style style:name="T16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66BB"/>
    </style:style>
    <style:style style:name="T162" style:parent-style-name="DefaultParagraphFont" style:family="text">
      <style:text-properties style:font-name="Consolas" style:font-name-asian="Consolas" style:font-name-complex="Consolas" fo:color="#333333"/>
    </style:style>
    <style:style style:name="T163" style:parent-style-name="DefaultParagraphFont" style:family="text">
      <style:text-properties style:font-name="Consolas" style:font-name-asian="Consolas" style:font-name-complex="Consolas" fo:color="#333333"/>
    </style:style>
    <style:style style:name="T16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165" style:parent-style-name="DefaultParagraphFont" style:family="text">
      <style:text-properties style:font-name="Consolas" style:font-name-asian="Consolas" style:font-name-complex="Consolas" fo:color="#333333"/>
    </style:style>
    <style:style style:name="T166" style:parent-style-name="DefaultParagraphFont" style:family="text">
      <style:text-properties style:font-name="Consolas" style:font-name-asian="Consolas" style:font-name-complex="Consolas" fo:color="#0000CC"/>
    </style:style>
    <style:style style:name="T167" style:parent-style-name="DefaultParagraphFont" style:family="text">
      <style:text-properties style:font-name="Consolas" style:font-name-asian="Consolas" style:font-name-complex="Consolas" fo:color="#333333"/>
    </style:style>
    <style:style style:name="T168" style:parent-style-name="DefaultParagraphFont" style:family="text">
      <style:text-properties style:font-name="Consolas" style:font-name-asian="Consolas" style:font-name-complex="Consolas" fo:color="#333333"/>
    </style:style>
    <style:style style:name="T169" style:parent-style-name="DefaultParagraphFont" style:family="text">
      <style:text-properties style:font-name="Consolas" style:font-name-asian="Consolas" style:font-name-complex="Consolas" fo:color="#333333"/>
    </style:style>
    <style:style style:name="P170" style:parent-style-name="Normal" style:family="paragraph">
      <style:paragraph-properties fo:margin-bottom="0in" fo:line-height="100%"/>
      <style:text-properties style:font-name="Consolas" style:font-name-asian="Consolas" style:font-name-complex="Consolas" fo:color="#333333" fo:font-size="12pt" style:font-size-asian="12pt" style:font-size-complex="12pt"/>
    </style:style>
    <style:style style:name="P171" style:parent-style-name="Normal" style:family="paragraph">
      <style:paragraph-properties fo:text-align="justify"/>
      <style:text-properties style:font-name="Consolas" style:font-name-asian="Consolas" style:font-name-complex="Consolas" fo:font-style="italic" style:font-style-asian="italic" style:font-style-complex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72" style:parent-style-name="Normal" style:family="paragraph">
      <style:paragraph-properties fo:text-align="justify"/>
    </style:style>
    <style:style style:name="T173" style:parent-style-name="DefaultParagraphFont" style:family="text">
      <style:text-properties style:font-name-asian="MS Mincho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74" style:parent-style-name="Normal" style:family="paragraph">
      <style:paragraph-properties fo:text-align="justify"/>
      <style:text-properties style:font-name-asian="MS Mincho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75" style:parent-style-name="ListParagraph" style:list-style-name="LFO11" style:family="paragraph">
      <style:paragraph-properties fo:text-align="justify"/>
    </style:style>
    <style:style style:name="T176" style:parent-style-name="DefaultParagraphFont" style:family="text">
      <style:text-properties style:font-name-asian="MS Mincho" fo:color="#000000"/>
    </style:style>
    <style:style style:name="P177" style:parent-style-name="ListParagraph" style:list-style-name="LFO11" style:family="paragraph">
      <style:paragraph-properties fo:text-align="justify"/>
    </style:style>
    <style:style style:name="T178" style:parent-style-name="DefaultParagraphFont" style:family="text">
      <style:text-properties style:font-name-asian="MS Mincho" fo:color="#000000"/>
    </style:style>
    <style:style style:name="P179" style:parent-style-name="ListParagraph" style:list-style-name="LFO11" style:family="paragraph">
      <style:paragraph-properties fo:text-align="justify"/>
    </style:style>
    <style:style style:name="T180" style:parent-style-name="DefaultParagraphFont" style:family="text">
      <style:text-properties style:font-name-asian="MS Mincho" fo:color="#000000"/>
    </style:style>
    <style:style style:name="P181" style:parent-style-name="Normal" style:family="paragraph">
      <style:paragraph-properties fo:text-align="justify"/>
      <style:text-properties style:font-name-asian="MS Mincho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82" style:parent-style-name="ListParagraph" style:list-style-name="LFO9" style:family="paragraph">
      <style:paragraph-properties fo:text-align="justify"/>
    </style:style>
    <style:style style:name="T183" style:parent-style-name="DefaultParagraphFont" style:family="text">
      <style:text-properties style:font-name-asian="MS Mincho" fo:font-weight="bold" style:font-weight-asian="bold" style:font-weight-complex="bold" fo:color="#70AD47"/>
    </style:style>
    <style:style style:name="P184" style:parent-style-name="ListParagraph" style:list-style-name="LFO9" style:family="paragraph">
      <style:paragraph-properties fo:text-align="justify"/>
    </style:style>
    <style:style style:name="T185" style:parent-style-name="DefaultParagraphFont" style:family="text">
      <style:text-properties style:font-name-asian="MS Mincho" fo:font-weight="bold" style:font-weight-asian="bold" style:font-weight-complex="bold" fo:color="#70AD47"/>
    </style:style>
    <style:style style:name="P186" style:parent-style-name="ListParagraph" style:list-style-name="LFO9" style:family="paragraph">
      <style:paragraph-properties fo:text-align="justify"/>
    </style:style>
    <style:style style:name="T187" style:parent-style-name="DefaultParagraphFont" style:family="text">
      <style:text-properties style:font-name-asian="MS Mincho" fo:font-weight="bold" style:font-weight-asian="bold" style:font-weight-complex="bold" fo:color="#70AD47"/>
    </style:style>
    <style:style style:name="P188" style:parent-style-name="ListParagraph" style:list-style-name="LFO9" style:family="paragraph">
      <style:paragraph-properties fo:text-align="justify"/>
    </style:style>
    <style:style style:name="T189" style:parent-style-name="DefaultParagraphFont" style:family="text">
      <style:text-properties style:font-name-asian="MS Mincho" fo:font-weight="bold" style:font-weight-asian="bold" style:font-weight-complex="bold" fo:color="#6FAC47"/>
    </style:style>
    <style:style style:name="T190" style:parent-style-name="DefaultParagraphFont" style:family="text">
      <style:text-properties style:font-name-asian="MS Mincho" fo:font-weight="bold" style:font-weight-asian="bold" style:font-weight-complex="bold" fo:color="#6FAC47"/>
    </style:style>
    <style:style style:name="P191" style:parent-style-name="Normal" style:family="paragraph">
      <style:paragraph-properties fo:text-align="justify"/>
      <style:text-properties style:font-name-asian="MS Mincho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93" style:family="table-column">
      <style:table-column-properties style:column-width="6.5in" style:use-optimal-column-width="false"/>
    </style:style>
    <style:style style:name="Table192" style:family="table">
      <style:table-properties style:width="6.5in" fo:margin-left="0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19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555555"/>
    </style:style>
    <style:style style:name="T198" style:parent-style-name="DefaultParagraphFont" style:family="text">
      <style:text-properties style:font-name="Consolas" style:font-name-asian="Consolas" style:font-name-complex="Consolas" fo:color="#333333"/>
    </style:style>
    <style:style style:name="T19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200" style:parent-style-name="DefaultParagraphFont" style:family="text">
      <style:text-properties style:font-name="Consolas" style:font-name-asian="Consolas" style:font-name-complex="Consolas" fo:color="#333333"/>
    </style:style>
    <style:style style:name="T20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333399"/>
    </style:style>
    <style:style style:name="T202" style:parent-style-name="DefaultParagraphFont" style:family="text">
      <style:text-properties style:font-name="Consolas" style:font-name-asian="Consolas" style:font-name-complex="Consolas" fo:color="#333333"/>
    </style:style>
    <style:style style:name="T20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66BB"/>
    </style:style>
    <style:style style:name="T204" style:parent-style-name="DefaultParagraphFont" style:family="text">
      <style:text-properties style:font-name="Consolas" style:font-name-asian="Consolas" style:font-name-complex="Consolas" fo:color="#333333"/>
    </style:style>
    <style:style style:name="T205" style:parent-style-name="DefaultParagraphFont" style:family="text">
      <style:text-properties style:font-name="Consolas" style:font-name-asian="Consolas" style:font-name-complex="Consolas" fo:color="#333333"/>
    </style:style>
    <style:style style:name="T20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207" style:parent-style-name="DefaultParagraphFont" style:family="text">
      <style:text-properties style:font-name="Consolas" style:font-name-asian="Consolas" style:font-name-complex="Consolas" fo:color="#333333"/>
    </style:style>
    <style:style style:name="T208" style:parent-style-name="DefaultParagraphFont" style:family="text">
      <style:text-properties style:font-name="Consolas" style:font-name-asian="Consolas" style:font-name-complex="Consolas" fo:color="#0000CC"/>
    </style:style>
    <style:style style:name="T209" style:parent-style-name="DefaultParagraphFont" style:family="text">
      <style:text-properties style:font-name="Consolas" style:font-name-asian="Consolas" style:font-name-complex="Consolas" fo:color="#333333"/>
    </style:style>
    <style:style style:name="T210" style:parent-style-name="DefaultParagraphFont" style:family="text">
      <style:text-properties style:font-name="Consolas" style:font-name-asian="Consolas" style:font-name-complex="Consolas" fo:color="#333333"/>
    </style:style>
    <style:style style:name="P211" style:parent-style-name="Normal" style:family="paragraph">
      <style:paragraph-properties fo:margin-bottom="0in" fo:line-height="100%"/>
      <style:text-properties style:font-name="Consolas" style:font-name-asian="Consolas" style:font-name-complex="Consolas" fo:color="#333333" fo:font-size="12pt" style:font-size-asian="12pt" style:font-size-complex="12pt"/>
    </style:style>
    <style:style style:name="P212" style:parent-style-name="Normal" style:family="paragraph">
      <style:paragraph-properties fo:text-align="justify"/>
    </style:style>
    <style:style style:name="T213" style:parent-style-name="DefaultParagraphFont" style:family="text"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T214" style:parent-style-name="DefaultParagraphFont" style:family="text">
      <style:text-properties style:font-name-asian="MS Mincho" fo:color="#000000" fo:font-size="12pt" style:font-size-asian="12pt" style:font-size-complex="12pt"/>
    </style:style>
    <style:style style:name="P215" style:parent-style-name="Normal" style:family="paragraph">
      <style:paragraph-properties fo:text-align="justify"/>
      <style:text-properties style:font-name-asian="MS Mincho" fo:color="#000000" fo:font-size="12pt" style:font-size-asian="12pt" style:font-size-complex="12pt"/>
    </style:style>
    <style:style style:name="TableColumn217" style:family="table-column">
      <style:table-column-properties style:column-width="6.5in" style:use-optimal-column-width="false"/>
    </style:style>
    <style:style style:name="Table216" style:family="table">
      <style:table-properties style:width="6.5in" fo:margin-left="0in" table:align="lef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22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555555"/>
    </style:style>
    <style:style style:name="T222" style:parent-style-name="DefaultParagraphFont" style:family="text">
      <style:text-properties style:font-name="Consolas" style:font-name-asian="Consolas" style:font-name-complex="Consolas" fo:color="#333333"/>
    </style:style>
    <style:style style:name="T22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224" style:parent-style-name="DefaultParagraphFont" style:family="text">
      <style:text-properties style:font-name="Consolas" style:font-name-asian="Consolas" style:font-name-complex="Consolas" fo:color="#333333"/>
    </style:style>
    <style:style style:name="T22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66BB"/>
    </style:style>
    <style:style style:name="T226" style:parent-style-name="DefaultParagraphFont" style:family="text">
      <style:text-properties style:font-name="Consolas" style:font-name-asian="Consolas" style:font-name-complex="Consolas" fo:color="#333333"/>
    </style:style>
    <style:style style:name="T22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333399"/>
    </style:style>
    <style:style style:name="T228" style:parent-style-name="DefaultParagraphFont" style:family="text">
      <style:text-properties style:font-name="Consolas" style:font-name-asian="Consolas" style:font-name-complex="Consolas" fo:color="#333333"/>
    </style:style>
    <style:style style:name="T229" style:parent-style-name="DefaultParagraphFont" style:family="text">
      <style:text-properties style:font-name="Consolas" style:font-name-asian="Consolas" style:font-name-complex="Consolas" fo:color="#333333"/>
    </style:style>
    <style:style style:name="T23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231" style:parent-style-name="DefaultParagraphFont" style:family="text">
      <style:text-properties style:font-name="Consolas" style:font-name-asian="Consolas" style:font-name-complex="Consolas" fo:color="#333333"/>
    </style:style>
    <style:style style:name="T232" style:parent-style-name="DefaultParagraphFont" style:family="text">
      <style:text-properties style:font-name="Consolas" style:font-name-asian="Consolas" style:font-name-complex="Consolas" fo:color="#0000CC"/>
    </style:style>
    <style:style style:name="T233" style:parent-style-name="DefaultParagraphFont" style:family="text">
      <style:text-properties style:font-name="Consolas" style:font-name-asian="Consolas" style:font-name-complex="Consolas" fo:color="#333333"/>
    </style:style>
    <style:style style:name="T234" style:parent-style-name="DefaultParagraphFont" style:family="text">
      <style:text-properties style:font-name="Consolas" style:font-name-asian="Consolas" style:font-name-complex="Consolas" fo:color="#333333"/>
    </style:style>
    <style:style style:name="P235" style:parent-style-name="Normal" style:family="paragraph">
      <style:paragraph-properties fo:margin-bottom="0in" fo:line-height="100%"/>
      <style:text-properties style:font-name="Consolas" style:font-name-asian="Consolas" style:font-name-complex="Consolas" fo:color="#333333" fo:font-size="12pt" style:font-size-asian="12pt" style:font-size-complex="12pt"/>
    </style:style>
    <style:style style:name="P236" style:parent-style-name="Normal" style:family="paragraph">
      <style:paragraph-properties fo:text-align="justify"/>
    </style:style>
    <style:style style:name="T237" style:parent-style-name="DefaultParagraphFont" style:family="text"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T238" style:parent-style-name="DefaultParagraphFont" style:family="text">
      <style:text-properties style:font-name-asian="MS Mincho" fo:color="#000000" fo:font-size="12pt" style:font-size-asian="12pt" style:font-size-complex="12pt"/>
    </style:style>
    <style:style style:name="P239" style:parent-style-name="Normal" style:family="paragraph">
      <style:paragraph-properties fo:text-align="justify"/>
      <style:text-properties style:font-name-asian="MS Mincho" fo:color="#000000" fo:font-size="12pt" style:font-size-asian="12pt" style:font-size-complex="12pt"/>
    </style:style>
    <style:style style:name="TableColumn241" style:family="table-column">
      <style:table-column-properties style:column-width="6.5in" style:use-optimal-column-width="false"/>
    </style:style>
    <style:style style:name="Table240" style:family="table">
      <style:table-properties style:width="6.5in" fo:margin-left="0in" table:align="lef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24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555555"/>
    </style:style>
    <style:style style:name="T246" style:parent-style-name="DefaultParagraphFont" style:family="text">
      <style:text-properties style:font-name="Consolas" style:font-name-asian="Consolas" style:font-name-complex="Consolas" fo:color="#333333"/>
    </style:style>
    <style:style style:name="T24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248" style:parent-style-name="DefaultParagraphFont" style:family="text">
      <style:text-properties style:font-name="Consolas" style:font-name-asian="Consolas" style:font-name-complex="Consolas" fo:color="#333333"/>
    </style:style>
    <style:style style:name="T24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333399"/>
    </style:style>
    <style:style style:name="T250" style:parent-style-name="DefaultParagraphFont" style:family="text">
      <style:text-properties style:font-name="Consolas" style:font-name-asian="Consolas" style:font-name-complex="Consolas" fo:color="#333333"/>
    </style:style>
    <style:style style:name="T25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66BB"/>
    </style:style>
    <style:style style:name="T252" style:parent-style-name="DefaultParagraphFont" style:family="text">
      <style:text-properties style:font-name="Consolas" style:font-name-asian="Consolas" style:font-name-complex="Consolas" fo:color="#333333"/>
    </style:style>
    <style:style style:name="T25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333399"/>
    </style:style>
    <style:style style:name="T254" style:parent-style-name="DefaultParagraphFont" style:family="text">
      <style:text-properties style:font-name="Consolas" style:font-name-asian="Consolas" style:font-name-complex="Consolas" fo:color="#333333"/>
    </style:style>
    <style:style style:name="T255" style:parent-style-name="DefaultParagraphFont" style:family="text">
      <style:text-properties style:font-name="Consolas" style:font-name-asian="Consolas" style:font-name-complex="Consolas" fo:color="#333333"/>
    </style:style>
    <style:style style:name="T25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257" style:parent-style-name="DefaultParagraphFont" style:family="text">
      <style:text-properties style:font-name="Consolas" style:font-name-asian="Consolas" style:font-name-complex="Consolas" fo:color="#333333"/>
    </style:style>
    <style:style style:name="T258" style:parent-style-name="DefaultParagraphFont" style:family="text">
      <style:text-properties style:font-name="Consolas" style:font-name-asian="Consolas" style:font-name-complex="Consolas" fo:color="#333333"/>
    </style:style>
    <style:style style:name="P259" style:parent-style-name="Normal" style:family="paragraph">
      <style:paragraph-properties fo:margin-bottom="0in" fo:line-height="100%"/>
      <style:text-properties style:font-name="Consolas" style:font-name-asian="Consolas" style:font-name-complex="Consolas" fo:color="#333333" fo:font-size="12pt" style:font-size-asian="12pt" style:font-size-complex="12pt"/>
    </style:style>
    <style:style style:name="P260" style:parent-style-name="Normal" style:family="paragraph">
      <style:paragraph-properties fo:text-align="justify"/>
    </style:style>
    <style:style style:name="T261" style:parent-style-name="DefaultParagraphFont" style:family="text"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T262" style:parent-style-name="DefaultParagraphFont" style:family="text">
      <style:text-properties style:font-name-asian="MS Mincho" fo:color="#000000" fo:font-size="12pt" style:font-size-asian="12pt" style:font-size-complex="12pt"/>
    </style:style>
    <style:style style:name="P263" style:parent-style-name="Normal" style:family="paragraph">
      <style:paragraph-properties fo:text-align="justify"/>
      <style:text-properties style:font-name-asian="MS Mincho" fo:color="#000000" fo:font-size="12pt" style:font-size-asian="12pt" style:font-size-complex="12pt"/>
    </style:style>
    <style:style style:name="TableColumn265" style:family="table-column">
      <style:table-column-properties style:column-width="6.5in" style:use-optimal-column-width="false"/>
    </style:style>
    <style:style style:name="Table264" style:family="table">
      <style:table-properties style:width="6.5in" fo:margin-left="0in" table:align="lef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26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555555"/>
    </style:style>
    <style:style style:name="T270" style:parent-style-name="DefaultParagraphFont" style:family="text">
      <style:text-properties style:font-name="Consolas" style:font-name-asian="Consolas" style:font-name-complex="Consolas" fo:color="#333333"/>
    </style:style>
    <style:style style:name="T27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272" style:parent-style-name="DefaultParagraphFont" style:family="text">
      <style:text-properties style:font-name="Consolas" style:font-name-asian="Consolas" style:font-name-complex="Consolas" fo:color="#333333"/>
    </style:style>
    <style:style style:name="T27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66BB"/>
    </style:style>
    <style:style style:name="T274" style:parent-style-name="DefaultParagraphFont" style:family="text">
      <style:text-properties style:font-name="Consolas" style:font-name-asian="Consolas" style:font-name-complex="Consolas" fo:color="#333333"/>
    </style:style>
    <style:style style:name="T27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333399"/>
    </style:style>
    <style:style style:name="T276" style:parent-style-name="DefaultParagraphFont" style:family="text">
      <style:text-properties style:font-name="Consolas" style:font-name-asian="Consolas" style:font-name-complex="Consolas" fo:color="#333333"/>
    </style:style>
    <style:style style:name="T277" style:parent-style-name="DefaultParagraphFont" style:family="text">
      <style:text-properties style:font-name="Consolas" style:font-name-asian="Consolas" style:font-name-complex="Consolas" fo:color="#333333"/>
    </style:style>
    <style:style style:name="T27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279" style:parent-style-name="DefaultParagraphFont" style:family="text">
      <style:text-properties style:font-name="Consolas" style:font-name-asian="Consolas" style:font-name-complex="Consolas" fo:color="#333333"/>
    </style:style>
    <style:style style:name="T28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281" style:parent-style-name="DefaultParagraphFont" style:family="text">
      <style:text-properties style:font-name="Consolas" style:font-name-asian="Consolas" style:font-name-complex="Consolas" fo:color="#333333"/>
    </style:style>
    <style:style style:name="T282" style:parent-style-name="DefaultParagraphFont" style:family="text">
      <style:text-properties style:font-name="Consolas" style:font-name-asian="Consolas" style:font-name-complex="Consolas" fo:color="#333333"/>
    </style:style>
    <style:style style:name="T283" style:parent-style-name="DefaultParagraphFont" style:family="text">
      <style:text-properties style:font-name="Consolas" style:font-name-asian="Consolas" style:font-name-complex="Consolas" fo:color="#0000CC"/>
    </style:style>
    <style:style style:name="T284" style:parent-style-name="DefaultParagraphFont" style:family="text">
      <style:text-properties style:font-name="Consolas" style:font-name-asian="Consolas" style:font-name-complex="Consolas" fo:color="#333333"/>
    </style:style>
    <style:style style:name="T285" style:parent-style-name="DefaultParagraphFont" style:family="text">
      <style:text-properties style:font-name="Consolas" style:font-name-asian="Consolas" style:font-name-complex="Consolas" fo:color="#0000CC"/>
    </style:style>
    <style:style style:name="T286" style:parent-style-name="DefaultParagraphFont" style:family="text">
      <style:text-properties style:font-name="Consolas" style:font-name-asian="Consolas" style:font-name-complex="Consolas" fo:color="#333333"/>
    </style:style>
    <style:style style:name="T287" style:parent-style-name="DefaultParagraphFont" style:family="text">
      <style:text-properties style:font-name="Consolas" style:font-name-asian="Consolas" style:font-name-complex="Consolas" fo:color="#0000CC"/>
    </style:style>
    <style:style style:name="T288" style:parent-style-name="DefaultParagraphFont" style:family="text">
      <style:text-properties style:font-name="Consolas" style:font-name-asian="Consolas" style:font-name-complex="Consolas" fo:color="#333333"/>
    </style:style>
    <style:style style:name="T289" style:parent-style-name="DefaultParagraphFont" style:family="text">
      <style:text-properties style:font-name="Consolas" style:font-name-asian="Consolas" style:font-name-complex="Consolas" fo:color="#0000CC"/>
    </style:style>
    <style:style style:name="T290" style:parent-style-name="DefaultParagraphFont" style:family="text">
      <style:text-properties style:font-name="Consolas" style:font-name-asian="Consolas" style:font-name-complex="Consolas" fo:color="#333333"/>
    </style:style>
    <style:style style:name="T29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292" style:parent-style-name="DefaultParagraphFont" style:family="text">
      <style:text-properties style:font-name="Consolas" style:font-name-asian="Consolas" style:font-name-complex="Consolas" fo:color="#333333"/>
    </style:style>
    <style:style style:name="T293" style:parent-style-name="DefaultParagraphFont" style:family="text">
      <style:text-properties style:font-name="Consolas" style:font-name-asian="Consolas" style:font-name-complex="Consolas" fo:color="#333333"/>
    </style:style>
    <style:style style:name="T294" style:parent-style-name="DefaultParagraphFont" style:family="text">
      <style:text-properties style:font-name="Consolas" style:font-name-asian="Consolas" style:font-name-complex="Consolas" fo:color="#333333"/>
    </style:style>
    <style:style style:name="T295" style:parent-style-name="DefaultParagraphFont" style:family="text">
      <style:text-properties style:font-name="Consolas" style:font-name-asian="Consolas" style:font-name-complex="Consolas" fo:color="#0000CC"/>
    </style:style>
    <style:style style:name="T296" style:parent-style-name="DefaultParagraphFont" style:family="text">
      <style:text-properties style:font-name="Consolas" style:font-name-asian="Consolas" style:font-name-complex="Consolas" fo:color="#333333"/>
    </style:style>
    <style:style style:name="T297" style:parent-style-name="DefaultParagraphFont" style:family="text">
      <style:text-properties style:font-name="Consolas" style:font-name-asian="Consolas" style:font-name-complex="Consolas" fo:color="#0000CC"/>
    </style:style>
    <style:style style:name="T298" style:parent-style-name="DefaultParagraphFont" style:family="text">
      <style:text-properties style:font-name="Consolas" style:font-name-asian="Consolas" style:font-name-complex="Consolas" fo:color="#333333"/>
    </style:style>
    <style:style style:name="T299" style:parent-style-name="DefaultParagraphFont" style:family="text">
      <style:text-properties style:font-name="Consolas" style:font-name-asian="Consolas" style:font-name-complex="Consolas" fo:color="#0000CC"/>
    </style:style>
    <style:style style:name="T300" style:parent-style-name="DefaultParagraphFont" style:family="text">
      <style:text-properties style:font-name="Consolas" style:font-name-asian="Consolas" style:font-name-complex="Consolas" fo:color="#333333"/>
    </style:style>
    <style:style style:name="T301" style:parent-style-name="DefaultParagraphFont" style:family="text">
      <style:text-properties style:font-name="Consolas" style:font-name-asian="Consolas" style:font-name-complex="Consolas" fo:color="#333333"/>
    </style:style>
    <style:style style:name="T302" style:parent-style-name="DefaultParagraphFont" style:family="text">
      <style:text-properties style:font-name="Consolas" style:font-name-asian="Consolas" style:font-name-complex="Consolas" fo:color="#888888"/>
    </style:style>
    <style:style style:name="T303" style:parent-style-name="DefaultParagraphFont" style:family="text">
      <style:text-properties style:font-name="Consolas" style:font-name-asian="Consolas" style:font-name-complex="Consolas" fo:color="#333333"/>
    </style:style>
    <style:style style:name="T304" style:parent-style-name="DefaultParagraphFont" style:family="text">
      <style:text-properties style:font-name="Consolas" style:font-name-asian="Consolas" style:font-name-complex="Consolas" fo:color="#333333"/>
    </style:style>
    <style:style style:name="T305" style:parent-style-name="DefaultParagraphFont" style:family="text">
      <style:text-properties style:font-name="Consolas" style:font-name-asian="Consolas" style:font-name-complex="Consolas" fo:color="#0000CC"/>
    </style:style>
    <style:style style:name="T306" style:parent-style-name="DefaultParagraphFont" style:family="text">
      <style:text-properties style:font-name="Consolas" style:font-name-asian="Consolas" style:font-name-complex="Consolas" fo:color="#333333"/>
    </style:style>
    <style:style style:name="T307" style:parent-style-name="DefaultParagraphFont" style:family="text">
      <style:text-properties style:font-name="Consolas" style:font-name-asian="Consolas" style:font-name-complex="Consolas" fo:color="#0000CC"/>
    </style:style>
    <style:style style:name="T308" style:parent-style-name="DefaultParagraphFont" style:family="text">
      <style:text-properties style:font-name="Consolas" style:font-name-asian="Consolas" style:font-name-complex="Consolas" fo:color="#333333"/>
    </style:style>
    <style:style style:name="T309" style:parent-style-name="DefaultParagraphFont" style:family="text">
      <style:text-properties style:font-name="Consolas" style:font-name-asian="Consolas" style:font-name-complex="Consolas" fo:color="#0000CC"/>
    </style:style>
    <style:style style:name="T310" style:parent-style-name="DefaultParagraphFont" style:family="text">
      <style:text-properties style:font-name="Consolas" style:font-name-asian="Consolas" style:font-name-complex="Consolas" fo:color="#333333"/>
    </style:style>
    <style:style style:name="T311" style:parent-style-name="DefaultParagraphFont" style:family="text">
      <style:text-properties style:font-name="Consolas" style:font-name-asian="Consolas" style:font-name-complex="Consolas" fo:color="#333333"/>
    </style:style>
    <style:style style:name="T31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313" style:parent-style-name="DefaultParagraphFont" style:family="text">
      <style:text-properties style:font-name="Consolas" style:font-name-asian="Consolas" style:font-name-complex="Consolas" fo:color="#333333"/>
    </style:style>
    <style:style style:name="T314" style:parent-style-name="DefaultParagraphFont" style:family="text">
      <style:text-properties style:font-name="Consolas" style:font-name-asian="Consolas" style:font-name-complex="Consolas" fo:color="#333333"/>
    </style:style>
    <style:style style:name="T315" style:parent-style-name="DefaultParagraphFont" style:family="text">
      <style:text-properties style:font-name="Consolas" style:font-name-asian="Consolas" style:font-name-complex="Consolas" fo:color="#333333"/>
    </style:style>
    <style:style style:name="P316" style:parent-style-name="Normal" style:family="paragraph">
      <style:paragraph-properties fo:margin-bottom="0in" fo:line-height="100%"/>
      <style:text-properties style:font-name="Consolas" style:font-name-asian="Consolas" style:font-name-complex="Consolas" fo:color="#333333" fo:font-size="12pt" style:font-size-asian="12pt" style:font-size-complex="12pt"/>
    </style:style>
    <style:style style:name="P317" style:parent-style-name="Normal" style:family="paragraph">
      <style:paragraph-properties fo:text-align="justify"/>
      <style:text-properties style:font-name="Calibri Light" style:font-name-asian="MS Gothic" style:font-name-complex="Times New Roman" fo:font-weight="bold" style:font-weight-asian="bold" style:font-weight-complex="bold" fo:color="#5B9AD5" fo:font-size="12pt" style:font-size-asian="12pt" style:font-size-complex="12pt" style:text-underline-type="single" style:text-underline-style="solid" style:text-underline-width="auto" style:text-underline-mode="continuous"/>
    </style:style>
    <style:style style:name="P318" style:parent-style-name="Normal" style:family="paragraph">
      <style:paragraph-properties fo:text-align="justify"/>
    </style:style>
    <style:style style:name="T319" style:parent-style-name="DefaultParagraphFont" style:family="text">
      <style:text-properties style:font-name="Calibri Light" style:font-name-asian="MS Gothic" style:font-name-complex="Times New Roman" fo:font-weight="bold" style:font-weight-asian="bold" style:font-weight-complex="bold" fo:color="#5B9AD5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321" style:family="table-column">
      <style:table-column-properties style:column-width="6.5in" style:use-optimal-column-width="false"/>
    </style:style>
    <style:style style:name="Table320" style:family="table">
      <style:table-properties style:width="6.5in" fo:margin-left="0in" table:align="lef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</style:style>
    <style:style style:name="T32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326" style:parent-style-name="DefaultParagraphFont" style:family="text">
      <style:text-properties style:font-name="Consolas" style:font-name-asian="Consolas" style:font-name-complex="Consolas" fo:color="#333333"/>
    </style:style>
    <style:style style:name="T32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328" style:parent-style-name="DefaultParagraphFont" style:family="text">
      <style:text-properties style:font-name="Consolas" style:font-name-asian="Consolas" style:font-name-complex="Consolas" fo:color="#333333"/>
    </style:style>
    <style:style style:name="T32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BB0066"/>
    </style:style>
    <style:style style:name="T330" style:parent-style-name="DefaultParagraphFont" style:family="text">
      <style:text-properties style:font-name="Consolas" style:font-name-asian="Consolas" style:font-name-complex="Consolas" fo:color="#333333"/>
    </style:style>
    <style:style style:name="T33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332" style:parent-style-name="DefaultParagraphFont" style:family="text">
      <style:text-properties style:font-name="Consolas" style:font-name-asian="Consolas" style:font-name-complex="Consolas" fo:color="#333333"/>
    </style:style>
    <style:style style:name="T333" style:parent-style-name="DefaultParagraphFont" style:family="text">
      <style:text-properties style:font-name="Consolas" style:font-name-asian="Consolas" style:font-name-complex="Consolas" fo:color="#333333"/>
    </style:style>
    <style:style style:name="T334" style:parent-style-name="DefaultParagraphFont" style:family="text">
      <style:text-properties style:font-name="Consolas" style:font-name-asian="Consolas" style:font-name-complex="Consolas" fo:color="#333333"/>
    </style:style>
    <style:style style:name="T335" style:parent-style-name="DefaultParagraphFont" style:family="text">
      <style:text-properties style:font-name="Consolas" style:font-name-asian="Consolas" style:font-name-complex="Consolas" fo:color="#333333"/>
    </style:style>
    <style:style style:name="T33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337" style:parent-style-name="DefaultParagraphFont" style:family="text">
      <style:text-properties style:font-name="Consolas" style:font-name-asian="Consolas" style:font-name-complex="Consolas" fo:color="#333333"/>
    </style:style>
    <style:style style:name="T33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66BB"/>
    </style:style>
    <style:style style:name="T339" style:parent-style-name="DefaultParagraphFont" style:family="text">
      <style:text-properties style:font-name="Consolas" style:font-name-asian="Consolas" style:font-name-complex="Consolas" fo:color="#333333"/>
    </style:style>
    <style:style style:name="T340" style:parent-style-name="DefaultParagraphFont" style:family="text">
      <style:text-properties style:font-name="Consolas" style:font-name-asian="Consolas" style:font-name-complex="Consolas" fo:color="#333333"/>
    </style:style>
    <style:style style:name="T34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342" style:parent-style-name="DefaultParagraphFont" style:family="text">
      <style:text-properties style:font-name="Consolas" style:font-name-asian="Consolas" style:font-name-complex="Consolas" fo:color="#333333"/>
    </style:style>
    <style:style style:name="T343" style:parent-style-name="DefaultParagraphFont" style:family="text">
      <style:text-properties style:font-name="Consolas" style:font-name-asian="Consolas" style:font-name-complex="Consolas" fo:color="#0000CC"/>
    </style:style>
    <style:style style:name="T344" style:parent-style-name="DefaultParagraphFont" style:family="text">
      <style:text-properties style:font-name="Consolas" style:font-name-asian="Consolas" style:font-name-complex="Consolas" fo:color="#333333"/>
    </style:style>
    <style:style style:name="T345" style:parent-style-name="DefaultParagraphFont" style:family="text">
      <style:text-properties style:font-name="Consolas" style:font-name-asian="Consolas" style:font-name-complex="Consolas" fo:color="#333333"/>
    </style:style>
    <style:style style:name="T34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347" style:parent-style-name="DefaultParagraphFont" style:family="text">
      <style:text-properties style:font-name="Consolas" style:font-name-asian="Consolas" style:font-name-complex="Consolas" fo:color="#333333"/>
    </style:style>
    <style:style style:name="T348" style:parent-style-name="DefaultParagraphFont" style:family="text">
      <style:text-properties style:font-name="Consolas" style:font-name-asian="Consolas" style:font-name-complex="Consolas" fo:color="#0000CC"/>
    </style:style>
    <style:style style:name="T349" style:parent-style-name="DefaultParagraphFont" style:family="text">
      <style:text-properties style:font-name="Consolas" style:font-name-asian="Consolas" style:font-name-complex="Consolas" fo:color="#333333"/>
    </style:style>
    <style:style style:name="T350" style:parent-style-name="DefaultParagraphFont" style:family="text">
      <style:text-properties style:font-name="Consolas" style:font-name-asian="Consolas" style:font-name-complex="Consolas" fo:color="#333333"/>
    </style:style>
    <style:style style:name="T351" style:parent-style-name="DefaultParagraphFont" style:family="text">
      <style:text-properties style:font-name="Consolas" style:font-name-asian="Consolas" style:font-name-complex="Consolas" fo:color="#333333"/>
    </style:style>
    <style:style style:name="T35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555555"/>
    </style:style>
    <style:style style:name="T353" style:parent-style-name="DefaultParagraphFont" style:family="text">
      <style:text-properties style:font-name="Consolas" style:font-name-asian="Consolas" style:font-name-complex="Consolas" fo:color="#333333"/>
    </style:style>
    <style:style style:name="T35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355" style:parent-style-name="DefaultParagraphFont" style:family="text">
      <style:text-properties style:font-name="Consolas" style:font-name-asian="Consolas" style:font-name-complex="Consolas" fo:color="#333333"/>
    </style:style>
    <style:style style:name="T35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333399"/>
    </style:style>
    <style:style style:name="T357" style:parent-style-name="DefaultParagraphFont" style:family="text">
      <style:text-properties style:font-name="Consolas" style:font-name-asian="Consolas" style:font-name-complex="Consolas" fo:color="#333333"/>
    </style:style>
    <style:style style:name="T35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66BB"/>
    </style:style>
    <style:style style:name="T359" style:parent-style-name="DefaultParagraphFont" style:family="text">
      <style:text-properties style:font-name="Consolas" style:font-name-asian="Consolas" style:font-name-complex="Consolas" fo:color="#333333"/>
    </style:style>
    <style:style style:name="T360" style:parent-style-name="DefaultParagraphFont" style:family="text">
      <style:text-properties style:font-name="Consolas" style:font-name-asian="Consolas" style:font-name-complex="Consolas" fo:color="#333333"/>
    </style:style>
    <style:style style:name="T36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362" style:parent-style-name="DefaultParagraphFont" style:family="text">
      <style:text-properties style:font-name="Consolas" style:font-name-asian="Consolas" style:font-name-complex="Consolas" fo:color="#333333"/>
    </style:style>
    <style:style style:name="T363" style:parent-style-name="DefaultParagraphFont" style:family="text">
      <style:text-properties style:font-name="Consolas" style:font-name-asian="Consolas" style:font-name-complex="Consolas" fo:color="#0000CC"/>
    </style:style>
    <style:style style:name="T364" style:parent-style-name="DefaultParagraphFont" style:family="text">
      <style:text-properties style:font-name="Consolas" style:font-name-asian="Consolas" style:font-name-complex="Consolas" fo:color="#333333"/>
    </style:style>
    <style:style style:name="T365" style:parent-style-name="DefaultParagraphFont" style:family="text">
      <style:text-properties style:font-name="Consolas" style:font-name-asian="Consolas" style:font-name-complex="Consolas" fo:color="#333333"/>
    </style:style>
    <style:style style:name="T366" style:parent-style-name="DefaultParagraphFont" style:family="text">
      <style:text-properties style:font-name="Consolas" style:font-name-asian="Consolas" style:font-name-complex="Consolas" fo:color="#333333"/>
    </style:style>
    <style:style style:name="T36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555555"/>
    </style:style>
    <style:style style:name="T368" style:parent-style-name="DefaultParagraphFont" style:family="text">
      <style:text-properties style:font-name="Consolas" style:font-name-asian="Consolas" style:font-name-complex="Consolas" fo:color="#333333"/>
    </style:style>
    <style:style style:name="T36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370" style:parent-style-name="DefaultParagraphFont" style:family="text">
      <style:text-properties style:font-name="Consolas" style:font-name-asian="Consolas" style:font-name-complex="Consolas" fo:color="#333333"/>
    </style:style>
    <style:style style:name="T37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66BB"/>
    </style:style>
    <style:style style:name="T372" style:parent-style-name="DefaultParagraphFont" style:family="text">
      <style:text-properties style:font-name="Consolas" style:font-name-asian="Consolas" style:font-name-complex="Consolas" fo:color="#333333"/>
    </style:style>
    <style:style style:name="T37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333399"/>
    </style:style>
    <style:style style:name="T374" style:parent-style-name="DefaultParagraphFont" style:family="text">
      <style:text-properties style:font-name="Consolas" style:font-name-asian="Consolas" style:font-name-complex="Consolas" fo:color="#333333"/>
    </style:style>
    <style:style style:name="T375" style:parent-style-name="DefaultParagraphFont" style:family="text">
      <style:text-properties style:font-name="Consolas" style:font-name-asian="Consolas" style:font-name-complex="Consolas" fo:color="#333333"/>
    </style:style>
    <style:style style:name="T37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377" style:parent-style-name="DefaultParagraphFont" style:family="text">
      <style:text-properties style:font-name="Consolas" style:font-name-asian="Consolas" style:font-name-complex="Consolas" fo:color="#333333"/>
    </style:style>
    <style:style style:name="T378" style:parent-style-name="DefaultParagraphFont" style:family="text">
      <style:text-properties style:font-name="Consolas" style:font-name-asian="Consolas" style:font-name-complex="Consolas" fo:color="#0000CC"/>
    </style:style>
    <style:style style:name="T379" style:parent-style-name="DefaultParagraphFont" style:family="text">
      <style:text-properties style:font-name="Consolas" style:font-name-asian="Consolas" style:font-name-complex="Consolas" fo:color="#333333"/>
    </style:style>
    <style:style style:name="T380" style:parent-style-name="DefaultParagraphFont" style:family="text">
      <style:text-properties style:font-name="Consolas" style:font-name-asian="Consolas" style:font-name-complex="Consolas" fo:color="#333333"/>
    </style:style>
    <style:style style:name="T381" style:parent-style-name="DefaultParagraphFont" style:family="text">
      <style:text-properties style:font-name="Consolas" style:font-name-asian="Consolas" style:font-name-complex="Consolas" fo:color="#333333"/>
    </style:style>
    <style:style style:name="T38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555555"/>
    </style:style>
    <style:style style:name="T383" style:parent-style-name="DefaultParagraphFont" style:family="text">
      <style:text-properties style:font-name="Consolas" style:font-name-asian="Consolas" style:font-name-complex="Consolas" fo:color="#333333"/>
    </style:style>
    <style:style style:name="T38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385" style:parent-style-name="DefaultParagraphFont" style:family="text">
      <style:text-properties style:font-name="Consolas" style:font-name-asian="Consolas" style:font-name-complex="Consolas" fo:color="#333333"/>
    </style:style>
    <style:style style:name="T38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333399"/>
    </style:style>
    <style:style style:name="T387" style:parent-style-name="DefaultParagraphFont" style:family="text">
      <style:text-properties style:font-name="Consolas" style:font-name-asian="Consolas" style:font-name-complex="Consolas" fo:color="#333333"/>
    </style:style>
    <style:style style:name="T38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66BB"/>
    </style:style>
    <style:style style:name="T389" style:parent-style-name="DefaultParagraphFont" style:family="text">
      <style:text-properties style:font-name="Consolas" style:font-name-asian="Consolas" style:font-name-complex="Consolas" fo:color="#333333"/>
    </style:style>
    <style:style style:name="T39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333399"/>
    </style:style>
    <style:style style:name="T391" style:parent-style-name="DefaultParagraphFont" style:family="text">
      <style:text-properties style:font-name="Consolas" style:font-name-asian="Consolas" style:font-name-complex="Consolas" fo:color="#333333"/>
    </style:style>
    <style:style style:name="T392" style:parent-style-name="DefaultParagraphFont" style:family="text">
      <style:text-properties style:font-name="Consolas" style:font-name-asian="Consolas" style:font-name-complex="Consolas" fo:color="#333333"/>
    </style:style>
    <style:style style:name="T39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394" style:parent-style-name="DefaultParagraphFont" style:family="text">
      <style:text-properties style:font-name="Consolas" style:font-name-asian="Consolas" style:font-name-complex="Consolas" fo:color="#333333"/>
    </style:style>
    <style:style style:name="T395" style:parent-style-name="DefaultParagraphFont" style:family="text">
      <style:text-properties style:font-name="Consolas" style:font-name-asian="Consolas" style:font-name-complex="Consolas" fo:color="#333333"/>
    </style:style>
    <style:style style:name="T396" style:parent-style-name="DefaultParagraphFont" style:family="text">
      <style:text-properties style:font-name="Consolas" style:font-name-asian="Consolas" style:font-name-complex="Consolas" fo:color="#333333"/>
    </style:style>
    <style:style style:name="T39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555555"/>
    </style:style>
    <style:style style:name="T398" style:parent-style-name="DefaultParagraphFont" style:family="text">
      <style:text-properties style:font-name="Consolas" style:font-name-asian="Consolas" style:font-name-complex="Consolas" fo:color="#333333"/>
    </style:style>
    <style:style style:name="T39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400" style:parent-style-name="DefaultParagraphFont" style:family="text">
      <style:text-properties style:font-name="Consolas" style:font-name-asian="Consolas" style:font-name-complex="Consolas" fo:color="#333333"/>
    </style:style>
    <style:style style:name="T40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66BB"/>
    </style:style>
    <style:style style:name="T402" style:parent-style-name="DefaultParagraphFont" style:family="text">
      <style:text-properties style:font-name="Consolas" style:font-name-asian="Consolas" style:font-name-complex="Consolas" fo:color="#333333"/>
    </style:style>
    <style:style style:name="T40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333399"/>
    </style:style>
    <style:style style:name="T404" style:parent-style-name="DefaultParagraphFont" style:family="text">
      <style:text-properties style:font-name="Consolas" style:font-name-asian="Consolas" style:font-name-complex="Consolas" fo:color="#333333"/>
    </style:style>
    <style:style style:name="T405" style:parent-style-name="DefaultParagraphFont" style:family="text">
      <style:text-properties style:font-name="Consolas" style:font-name-asian="Consolas" style:font-name-complex="Consolas" fo:color="#333333"/>
    </style:style>
    <style:style style:name="T40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407" style:parent-style-name="DefaultParagraphFont" style:family="text">
      <style:text-properties style:font-name="Consolas" style:font-name-asian="Consolas" style:font-name-complex="Consolas" fo:color="#333333"/>
    </style:style>
    <style:style style:name="T40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409" style:parent-style-name="DefaultParagraphFont" style:family="text">
      <style:text-properties style:font-name="Consolas" style:font-name-asian="Consolas" style:font-name-complex="Consolas" fo:color="#333333"/>
    </style:style>
    <style:style style:name="T410" style:parent-style-name="DefaultParagraphFont" style:family="text">
      <style:text-properties style:font-name="Consolas" style:font-name-asian="Consolas" style:font-name-complex="Consolas" fo:color="#333333"/>
    </style:style>
    <style:style style:name="T411" style:parent-style-name="DefaultParagraphFont" style:family="text">
      <style:text-properties style:font-name="Consolas" style:font-name-asian="Consolas" style:font-name-complex="Consolas" fo:color="#0000CC"/>
    </style:style>
    <style:style style:name="T412" style:parent-style-name="DefaultParagraphFont" style:family="text">
      <style:text-properties style:font-name="Consolas" style:font-name-asian="Consolas" style:font-name-complex="Consolas" fo:color="#333333"/>
    </style:style>
    <style:style style:name="T413" style:parent-style-name="DefaultParagraphFont" style:family="text">
      <style:text-properties style:font-name="Consolas" style:font-name-asian="Consolas" style:font-name-complex="Consolas" fo:color="#0000CC"/>
    </style:style>
    <style:style style:name="T414" style:parent-style-name="DefaultParagraphFont" style:family="text">
      <style:text-properties style:font-name="Consolas" style:font-name-asian="Consolas" style:font-name-complex="Consolas" fo:color="#333333"/>
    </style:style>
    <style:style style:name="T415" style:parent-style-name="DefaultParagraphFont" style:family="text">
      <style:text-properties style:font-name="Consolas" style:font-name-asian="Consolas" style:font-name-complex="Consolas" fo:color="#0000CC"/>
    </style:style>
    <style:style style:name="T416" style:parent-style-name="DefaultParagraphFont" style:family="text">
      <style:text-properties style:font-name="Consolas" style:font-name-asian="Consolas" style:font-name-complex="Consolas" fo:color="#333333"/>
    </style:style>
    <style:style style:name="T417" style:parent-style-name="DefaultParagraphFont" style:family="text">
      <style:text-properties style:font-name="Consolas" style:font-name-asian="Consolas" style:font-name-complex="Consolas" fo:color="#0000CC"/>
    </style:style>
    <style:style style:name="T418" style:parent-style-name="DefaultParagraphFont" style:family="text">
      <style:text-properties style:font-name="Consolas" style:font-name-asian="Consolas" style:font-name-complex="Consolas" fo:color="#333333"/>
    </style:style>
    <style:style style:name="T41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420" style:parent-style-name="DefaultParagraphFont" style:family="text">
      <style:text-properties style:font-name="Consolas" style:font-name-asian="Consolas" style:font-name-complex="Consolas" fo:color="#333333"/>
    </style:style>
    <style:style style:name="T421" style:parent-style-name="DefaultParagraphFont" style:family="text">
      <style:text-properties style:font-name="Consolas" style:font-name-asian="Consolas" style:font-name-complex="Consolas" fo:color="#333333"/>
    </style:style>
    <style:style style:name="T422" style:parent-style-name="DefaultParagraphFont" style:family="text">
      <style:text-properties style:font-name="Consolas" style:font-name-asian="Consolas" style:font-name-complex="Consolas" fo:color="#333333"/>
    </style:style>
    <style:style style:name="T423" style:parent-style-name="DefaultParagraphFont" style:family="text">
      <style:text-properties style:font-name="Consolas" style:font-name-asian="Consolas" style:font-name-complex="Consolas" fo:color="#0000CC"/>
    </style:style>
    <style:style style:name="T424" style:parent-style-name="DefaultParagraphFont" style:family="text">
      <style:text-properties style:font-name="Consolas" style:font-name-asian="Consolas" style:font-name-complex="Consolas" fo:color="#333333"/>
    </style:style>
    <style:style style:name="T425" style:parent-style-name="DefaultParagraphFont" style:family="text">
      <style:text-properties style:font-name="Consolas" style:font-name-asian="Consolas" style:font-name-complex="Consolas" fo:color="#0000CC"/>
    </style:style>
    <style:style style:name="T426" style:parent-style-name="DefaultParagraphFont" style:family="text">
      <style:text-properties style:font-name="Consolas" style:font-name-asian="Consolas" style:font-name-complex="Consolas" fo:color="#333333"/>
    </style:style>
    <style:style style:name="T427" style:parent-style-name="DefaultParagraphFont" style:family="text">
      <style:text-properties style:font-name="Consolas" style:font-name-asian="Consolas" style:font-name-complex="Consolas" fo:color="#0000CC"/>
    </style:style>
    <style:style style:name="T428" style:parent-style-name="DefaultParagraphFont" style:family="text">
      <style:text-properties style:font-name="Consolas" style:font-name-asian="Consolas" style:font-name-complex="Consolas" fo:color="#333333"/>
    </style:style>
    <style:style style:name="T429" style:parent-style-name="DefaultParagraphFont" style:family="text">
      <style:text-properties style:font-name="Consolas" style:font-name-asian="Consolas" style:font-name-complex="Consolas" fo:color="#333333"/>
    </style:style>
    <style:style style:name="T430" style:parent-style-name="DefaultParagraphFont" style:family="text">
      <style:text-properties style:font-name="Consolas" style:font-name-asian="Consolas" style:font-name-complex="Consolas" fo:color="#888888"/>
    </style:style>
    <style:style style:name="T431" style:parent-style-name="DefaultParagraphFont" style:family="text">
      <style:text-properties style:font-name="Consolas" style:font-name-asian="Consolas" style:font-name-complex="Consolas" fo:color="#333333"/>
    </style:style>
    <style:style style:name="T432" style:parent-style-name="DefaultParagraphFont" style:family="text">
      <style:text-properties style:font-name="Consolas" style:font-name-asian="Consolas" style:font-name-complex="Consolas" fo:color="#333333"/>
    </style:style>
    <style:style style:name="T433" style:parent-style-name="DefaultParagraphFont" style:family="text">
      <style:text-properties style:font-name="Consolas" style:font-name-asian="Consolas" style:font-name-complex="Consolas" fo:color="#0000CC"/>
    </style:style>
    <style:style style:name="T434" style:parent-style-name="DefaultParagraphFont" style:family="text">
      <style:text-properties style:font-name="Consolas" style:font-name-asian="Consolas" style:font-name-complex="Consolas" fo:color="#333333"/>
    </style:style>
    <style:style style:name="T435" style:parent-style-name="DefaultParagraphFont" style:family="text">
      <style:text-properties style:font-name="Consolas" style:font-name-asian="Consolas" style:font-name-complex="Consolas" fo:color="#0000CC"/>
    </style:style>
    <style:style style:name="T436" style:parent-style-name="DefaultParagraphFont" style:family="text">
      <style:text-properties style:font-name="Consolas" style:font-name-asian="Consolas" style:font-name-complex="Consolas" fo:color="#333333"/>
    </style:style>
    <style:style style:name="T437" style:parent-style-name="DefaultParagraphFont" style:family="text">
      <style:text-properties style:font-name="Consolas" style:font-name-asian="Consolas" style:font-name-complex="Consolas" fo:color="#0000CC"/>
    </style:style>
    <style:style style:name="T438" style:parent-style-name="DefaultParagraphFont" style:family="text">
      <style:text-properties style:font-name="Consolas" style:font-name-asian="Consolas" style:font-name-complex="Consolas" fo:color="#333333"/>
    </style:style>
    <style:style style:name="T439" style:parent-style-name="DefaultParagraphFont" style:family="text">
      <style:text-properties style:font-name="Consolas" style:font-name-asian="Consolas" style:font-name-complex="Consolas" fo:color="#333333"/>
    </style:style>
    <style:style style:name="T44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441" style:parent-style-name="DefaultParagraphFont" style:family="text">
      <style:text-properties style:font-name="Consolas" style:font-name-asian="Consolas" style:font-name-complex="Consolas" fo:color="#333333"/>
    </style:style>
    <style:style style:name="T442" style:parent-style-name="DefaultParagraphFont" style:family="text">
      <style:text-properties style:font-name="Consolas" style:font-name-asian="Consolas" style:font-name-complex="Consolas" fo:color="#333333"/>
    </style:style>
    <style:style style:name="T443" style:parent-style-name="DefaultParagraphFont" style:family="text">
      <style:text-properties style:font-name="Consolas" style:font-name-asian="Consolas" style:font-name-complex="Consolas" fo:color="#333333"/>
    </style:style>
    <style:style style:name="P444" style:parent-style-name="Normal" style:family="paragraph">
      <style:paragraph-properties fo:margin-bottom="0in" fo:line-height="100%"/>
      <style:text-properties style:font-name="Consolas" style:font-name-asian="Consolas" style:font-name-complex="Consolas" fo:color="#333333" fo:font-size="12pt" style:font-size-asian="12pt" style:font-size-complex="12pt"/>
    </style:style>
    <style:style style:name="P445" style:parent-style-name="Normal" style:family="paragraph">
      <style:paragraph-properties fo:text-align="justify"/>
      <style:text-properties style:font-name="Calibri Light" style:font-name-asian="MS Gothic" style:font-name-complex="Times New Roman" fo:font-weight="bold" style:font-weight-asian="bold" style:font-weight-complex="bold" fo:color="#5B9AD5" fo:font-size="12pt" style:font-size-asian="12pt" style:font-size-complex="12pt" style:text-underline-type="single" style:text-underline-style="solid" style:text-underline-width="auto" style:text-underline-mode="continuous"/>
    </style:style>
    <style:style style:name="P446" style:parent-style-name="Normal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47" style:parent-style-name="Normal" style:family="paragraph">
      <style:paragraph-properties fo:text-align="justify"/>
    </style:style>
    <style:style style:name="T448" style:parent-style-name="DefaultParagraphFont" style:family="text">
      <style:text-properties style:font-name-asian="MS Mincho" fo:font-weight="bold" style:font-weight-asian="bold" style:font-weight-complex="bold" fo:color="#5B9AD5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450" style:family="table-column">
      <style:table-column-properties style:column-width="6.5in" style:use-optimal-column-width="false"/>
    </style:style>
    <style:style style:name="Table449" style:family="table">
      <style:table-properties style:width="6.5in" fo:margin-left="0in" table:align="lef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</style:style>
    <style:style style:name="T45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455" style:parent-style-name="DefaultParagraphFont" style:family="text">
      <style:text-properties style:font-name="Consolas" style:font-name-asian="Consolas" style:font-name-complex="Consolas" fo:color="#333333"/>
    </style:style>
    <style:style style:name="T45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457" style:parent-style-name="DefaultParagraphFont" style:family="text">
      <style:text-properties style:font-name="Consolas" style:font-name-asian="Consolas" style:font-name-complex="Consolas" fo:color="#333333"/>
    </style:style>
    <style:style style:name="T45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BB0066"/>
    </style:style>
    <style:style style:name="T459" style:parent-style-name="DefaultParagraphFont" style:family="text">
      <style:text-properties style:font-name="Consolas" style:font-name-asian="Consolas" style:font-name-complex="Consolas" fo:color="#333333"/>
    </style:style>
    <style:style style:name="T46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461" style:parent-style-name="DefaultParagraphFont" style:family="text">
      <style:text-properties style:font-name="Consolas" style:font-name-asian="Consolas" style:font-name-complex="Consolas" fo:color="#333333"/>
    </style:style>
    <style:style style:name="T462" style:parent-style-name="DefaultParagraphFont" style:family="text">
      <style:text-properties style:font-name="Consolas" style:font-name-asian="Consolas" style:font-name-complex="Consolas" fo:color="#333333"/>
    </style:style>
    <style:style style:name="T463" style:parent-style-name="DefaultParagraphFont" style:family="text">
      <style:text-properties style:font-name="Consolas" style:font-name-asian="Consolas" style:font-name-complex="Consolas" fo:color="#333333"/>
    </style:style>
    <style:style style:name="T464" style:parent-style-name="DefaultParagraphFont" style:family="text">
      <style:text-properties style:font-name="Consolas" style:font-name-asian="Consolas" style:font-name-complex="Consolas" fo:color="#333333"/>
    </style:style>
    <style:style style:name="T46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555555"/>
    </style:style>
    <style:style style:name="T466" style:parent-style-name="DefaultParagraphFont" style:family="text">
      <style:text-properties style:font-name="Consolas" style:font-name-asian="Consolas" style:font-name-complex="Consolas" fo:color="#333333"/>
    </style:style>
    <style:style style:name="T46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468" style:parent-style-name="DefaultParagraphFont" style:family="text">
      <style:text-properties style:font-name="Consolas" style:font-name-asian="Consolas" style:font-name-complex="Consolas" fo:color="#333333"/>
    </style:style>
    <style:style style:name="T46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333399"/>
    </style:style>
    <style:style style:name="T470" style:parent-style-name="DefaultParagraphFont" style:family="text">
      <style:text-properties style:font-name="Consolas" style:font-name-asian="Consolas" style:font-name-complex="Consolas" fo:color="#333333"/>
    </style:style>
    <style:style style:name="T47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66BB"/>
    </style:style>
    <style:style style:name="T472" style:parent-style-name="DefaultParagraphFont" style:family="text">
      <style:text-properties style:font-name="Consolas" style:font-name-asian="Consolas" style:font-name-complex="Consolas" fo:color="#333333"/>
    </style:style>
    <style:style style:name="T473" style:parent-style-name="DefaultParagraphFont" style:family="text">
      <style:text-properties style:font-name="Consolas" style:font-name-asian="Consolas" style:font-name-complex="Consolas" fo:color="#333333"/>
    </style:style>
    <style:style style:name="T47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475" style:parent-style-name="DefaultParagraphFont" style:family="text">
      <style:text-properties style:font-name="Consolas" style:font-name-asian="Consolas" style:font-name-complex="Consolas" fo:color="#333333"/>
    </style:style>
    <style:style style:name="T476" style:parent-style-name="DefaultParagraphFont" style:family="text">
      <style:text-properties style:font-name="Consolas" style:font-name-asian="Consolas" style:font-name-complex="Consolas" fo:color="#0000CC"/>
    </style:style>
    <style:style style:name="T477" style:parent-style-name="DefaultParagraphFont" style:family="text">
      <style:text-properties style:font-name="Consolas" style:font-name-asian="Consolas" style:font-name-complex="Consolas" fo:color="#333333"/>
    </style:style>
    <style:style style:name="T478" style:parent-style-name="DefaultParagraphFont" style:family="text">
      <style:text-properties style:font-name="Consolas" style:font-name-asian="Consolas" style:font-name-complex="Consolas" fo:color="#333333"/>
    </style:style>
    <style:style style:name="T479" style:parent-style-name="DefaultParagraphFont" style:family="text">
      <style:text-properties style:font-name="Consolas" style:font-name-asian="Consolas" style:font-name-complex="Consolas" fo:color="#0000CC"/>
    </style:style>
    <style:style style:name="T480" style:parent-style-name="DefaultParagraphFont" style:family="text">
      <style:text-properties style:font-name="Consolas" style:font-name-asian="Consolas" style:font-name-complex="Consolas" fo:color="#333333"/>
    </style:style>
    <style:style style:name="T481" style:parent-style-name="DefaultParagraphFont" style:family="text">
      <style:text-properties style:font-name="Consolas" style:font-name-asian="Consolas" style:font-name-complex="Consolas" fo:color="#0000CC"/>
    </style:style>
    <style:style style:name="T482" style:parent-style-name="DefaultParagraphFont" style:family="text">
      <style:text-properties style:font-name="Consolas" style:font-name-asian="Consolas" style:font-name-complex="Consolas" fo:color="#333333"/>
    </style:style>
    <style:style style:name="T483" style:parent-style-name="DefaultParagraphFont" style:family="text">
      <style:text-properties style:font-name="Consolas" style:font-name-asian="Consolas" style:font-name-complex="Consolas" fo:color="#333333"/>
    </style:style>
    <style:style style:name="T484" style:parent-style-name="DefaultParagraphFont" style:family="text">
      <style:text-properties style:font-name="Consolas" style:font-name-asian="Consolas" style:font-name-complex="Consolas" fo:color="#0000CC"/>
    </style:style>
    <style:style style:name="T485" style:parent-style-name="DefaultParagraphFont" style:family="text">
      <style:text-properties style:font-name="Consolas" style:font-name-asian="Consolas" style:font-name-complex="Consolas" fo:color="#333333"/>
    </style:style>
    <style:style style:name="T486" style:parent-style-name="DefaultParagraphFont" style:family="text">
      <style:text-properties style:font-name="Consolas" style:font-name-asian="Consolas" style:font-name-complex="Consolas" fo:color="#0000CC"/>
    </style:style>
    <style:style style:name="T487" style:parent-style-name="DefaultParagraphFont" style:family="text">
      <style:text-properties style:font-name="Consolas" style:font-name-asian="Consolas" style:font-name-complex="Consolas" fo:color="#333333"/>
    </style:style>
    <style:style style:name="T488" style:parent-style-name="DefaultParagraphFont" style:family="text">
      <style:text-properties style:font-name="Consolas" style:font-name-asian="Consolas" style:font-name-complex="Consolas" fo:color="#333333"/>
    </style:style>
    <style:style style:name="T489" style:parent-style-name="DefaultParagraphFont" style:family="text">
      <style:text-properties style:font-name="Consolas" style:font-name-asian="Consolas" style:font-name-complex="Consolas" fo:color="#888888"/>
    </style:style>
    <style:style style:name="T490" style:parent-style-name="DefaultParagraphFont" style:family="text">
      <style:text-properties style:font-name="Consolas" style:font-name-asian="Consolas" style:font-name-complex="Consolas" fo:color="#333333"/>
    </style:style>
    <style:style style:name="T491" style:parent-style-name="DefaultParagraphFont" style:family="text">
      <style:text-properties style:font-name="Consolas" style:font-name-asian="Consolas" style:font-name-complex="Consolas" fo:color="#888888"/>
    </style:style>
    <style:style style:name="T492" style:parent-style-name="DefaultParagraphFont" style:family="text">
      <style:text-properties style:font-name="Consolas" style:font-name-asian="Consolas" style:font-name-complex="Consolas" fo:color="#888888"/>
    </style:style>
    <style:style style:name="T493" style:parent-style-name="DefaultParagraphFont" style:family="text">
      <style:text-properties style:font-name="Consolas" style:font-name-asian="Consolas" style:font-name-complex="Consolas" fo:color="#333333"/>
    </style:style>
    <style:style style:name="T494" style:parent-style-name="DefaultParagraphFont" style:family="text">
      <style:text-properties style:font-name="Consolas" style:font-name-asian="Consolas" style:font-name-complex="Consolas" fo:color="#0000CC"/>
    </style:style>
    <style:style style:name="T495" style:parent-style-name="DefaultParagraphFont" style:family="text">
      <style:text-properties style:font-name="Consolas" style:font-name-asian="Consolas" style:font-name-complex="Consolas" fo:color="#333333"/>
    </style:style>
    <style:style style:name="T49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497" style:parent-style-name="DefaultParagraphFont" style:family="text">
      <style:text-properties style:font-name="Consolas" style:font-name-asian="Consolas" style:font-name-complex="Consolas" fo:color="#333333"/>
    </style:style>
    <style:style style:name="T498" style:parent-style-name="DefaultParagraphFont" style:family="text">
      <style:text-properties style:font-name="Consolas" style:font-name-asian="Consolas" style:font-name-complex="Consolas" fo:color="#0000CC"/>
    </style:style>
    <style:style style:name="T499" style:parent-style-name="DefaultParagraphFont" style:family="text">
      <style:text-properties style:font-name="Consolas" style:font-name-asian="Consolas" style:font-name-complex="Consolas" fo:color="#333333"/>
    </style:style>
    <style:style style:name="T500" style:parent-style-name="DefaultParagraphFont" style:family="text">
      <style:text-properties style:font-name="Consolas" style:font-name-asian="Consolas" style:font-name-complex="Consolas" fo:color="#333333"/>
    </style:style>
    <style:style style:name="T501" style:parent-style-name="DefaultParagraphFont" style:family="text">
      <style:text-properties style:font-name="Consolas" style:font-name-asian="Consolas" style:font-name-complex="Consolas" fo:color="#333333"/>
    </style:style>
    <style:style style:name="T50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503" style:parent-style-name="DefaultParagraphFont" style:family="text">
      <style:text-properties style:font-name="Consolas" style:font-name-asian="Consolas" style:font-name-complex="Consolas" fo:color="#333333"/>
    </style:style>
    <style:style style:name="T50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66BB"/>
    </style:style>
    <style:style style:name="T505" style:parent-style-name="DefaultParagraphFont" style:family="text">
      <style:text-properties style:font-name="Consolas" style:font-name-asian="Consolas" style:font-name-complex="Consolas" fo:color="#333333"/>
    </style:style>
    <style:style style:name="T506" style:parent-style-name="DefaultParagraphFont" style:family="text">
      <style:text-properties style:font-name="Consolas" style:font-name-asian="Consolas" style:font-name-complex="Consolas" fo:color="#333333"/>
    </style:style>
    <style:style style:name="T50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508" style:parent-style-name="DefaultParagraphFont" style:family="text">
      <style:text-properties style:font-name="Consolas" style:font-name-asian="Consolas" style:font-name-complex="Consolas" fo:color="#333333"/>
    </style:style>
    <style:style style:name="T509" style:parent-style-name="DefaultParagraphFont" style:family="text">
      <style:text-properties style:font-name="Consolas" style:font-name-asian="Consolas" style:font-name-complex="Consolas" fo:color="#333333"/>
    </style:style>
    <style:style style:name="T510" style:parent-style-name="DefaultParagraphFont" style:family="text">
      <style:text-properties style:font-name="Consolas" style:font-name-asian="Consolas" style:font-name-complex="Consolas" fo:color="#0000CC"/>
    </style:style>
    <style:style style:name="T511" style:parent-style-name="DefaultParagraphFont" style:family="text">
      <style:text-properties style:font-name="Consolas" style:font-name-asian="Consolas" style:font-name-complex="Consolas" fo:color="#333333"/>
    </style:style>
    <style:style style:name="T51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513" style:parent-style-name="DefaultParagraphFont" style:family="text">
      <style:text-properties style:font-name="Consolas" style:font-name-asian="Consolas" style:font-name-complex="Consolas" fo:color="#333333"/>
    </style:style>
    <style:style style:name="T51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DD"/>
    </style:style>
    <style:style style:name="T515" style:parent-style-name="DefaultParagraphFont" style:family="text">
      <style:text-properties style:font-name="Consolas" style:font-name-asian="Consolas" style:font-name-complex="Consolas" fo:color="#333333"/>
    </style:style>
    <style:style style:name="T516" style:parent-style-name="DefaultParagraphFont" style:family="text">
      <style:text-properties style:font-name="Consolas" style:font-name-asian="Consolas" style:font-name-complex="Consolas" fo:color="#333333"/>
    </style:style>
    <style:style style:name="T517" style:parent-style-name="DefaultParagraphFont" style:family="text">
      <style:text-properties style:font-name="Consolas" style:font-name-asian="Consolas" style:font-name-complex="Consolas" fo:color="#0000CC"/>
    </style:style>
    <style:style style:name="T518" style:parent-style-name="DefaultParagraphFont" style:family="text">
      <style:text-properties style:font-name="Consolas" style:font-name-asian="Consolas" style:font-name-complex="Consolas" fo:color="#333333"/>
    </style:style>
    <style:style style:name="T51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520" style:parent-style-name="DefaultParagraphFont" style:family="text">
      <style:text-properties style:font-name="Consolas" style:font-name-asian="Consolas" style:font-name-complex="Consolas" fo:color="#333333"/>
    </style:style>
    <style:style style:name="T52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DD"/>
    </style:style>
    <style:style style:name="T522" style:parent-style-name="DefaultParagraphFont" style:family="text">
      <style:text-properties style:font-name="Consolas" style:font-name-asian="Consolas" style:font-name-complex="Consolas" fo:color="#333333"/>
    </style:style>
    <style:style style:name="T523" style:parent-style-name="DefaultParagraphFont" style:family="text">
      <style:text-properties style:font-name="Consolas" style:font-name-asian="Consolas" style:font-name-complex="Consolas" fo:color="#333333"/>
    </style:style>
    <style:style style:name="T524" style:parent-style-name="DefaultParagraphFont" style:family="text">
      <style:text-properties style:font-name="Consolas" style:font-name-asian="Consolas" style:font-name-complex="Consolas" fo:color="#0000CC"/>
    </style:style>
    <style:style style:name="T525" style:parent-style-name="DefaultParagraphFont" style:family="text">
      <style:text-properties style:font-name="Consolas" style:font-name-asian="Consolas" style:font-name-complex="Consolas" fo:color="#333333"/>
    </style:style>
    <style:style style:name="T52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527" style:parent-style-name="DefaultParagraphFont" style:family="text">
      <style:text-properties style:font-name="Consolas" style:font-name-asian="Consolas" style:font-name-complex="Consolas" fo:color="#333333"/>
    </style:style>
    <style:style style:name="T52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DD"/>
    </style:style>
    <style:style style:name="T529" style:parent-style-name="DefaultParagraphFont" style:family="text">
      <style:text-properties style:font-name="Consolas" style:font-name-asian="Consolas" style:font-name-complex="Consolas" fo:color="#333333"/>
    </style:style>
    <style:style style:name="T530" style:parent-style-name="DefaultParagraphFont" style:family="text">
      <style:text-properties style:font-name="Consolas" style:font-name-asian="Consolas" style:font-name-complex="Consolas" fo:color="#333333"/>
    </style:style>
    <style:style style:name="T531" style:parent-style-name="DefaultParagraphFont" style:family="text">
      <style:text-properties style:font-name="Consolas" style:font-name-asian="Consolas" style:font-name-complex="Consolas" fo:color="#0000CC"/>
    </style:style>
    <style:style style:name="T532" style:parent-style-name="DefaultParagraphFont" style:family="text">
      <style:text-properties style:font-name="Consolas" style:font-name-asian="Consolas" style:font-name-complex="Consolas" fo:color="#333333"/>
    </style:style>
    <style:style style:name="T53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534" style:parent-style-name="DefaultParagraphFont" style:family="text">
      <style:text-properties style:font-name="Consolas" style:font-name-asian="Consolas" style:font-name-complex="Consolas" fo:color="#333333"/>
    </style:style>
    <style:style style:name="T53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DD"/>
    </style:style>
    <style:style style:name="T536" style:parent-style-name="DefaultParagraphFont" style:family="text">
      <style:text-properties style:font-name="Consolas" style:font-name-asian="Consolas" style:font-name-complex="Consolas" fo:color="#333333"/>
    </style:style>
    <style:style style:name="T537" style:parent-style-name="DefaultParagraphFont" style:family="text">
      <style:text-properties style:font-name="Consolas" style:font-name-asian="Consolas" style:font-name-complex="Consolas" fo:color="#333333"/>
    </style:style>
    <style:style style:name="T538" style:parent-style-name="DefaultParagraphFont" style:family="text">
      <style:text-properties style:font-name="Consolas" style:font-name-asian="Consolas" style:font-name-complex="Consolas" fo:color="#0000CC"/>
    </style:style>
    <style:style style:name="T539" style:parent-style-name="DefaultParagraphFont" style:family="text">
      <style:text-properties style:font-name="Consolas" style:font-name-asian="Consolas" style:font-name-complex="Consolas" fo:color="#333333"/>
    </style:style>
    <style:style style:name="T54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541" style:parent-style-name="DefaultParagraphFont" style:family="text">
      <style:text-properties style:font-name="Consolas" style:font-name-asian="Consolas" style:font-name-complex="Consolas" fo:color="#333333"/>
    </style:style>
    <style:style style:name="T54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DD"/>
    </style:style>
    <style:style style:name="T543" style:parent-style-name="DefaultParagraphFont" style:family="text">
      <style:text-properties style:font-name="Consolas" style:font-name-asian="Consolas" style:font-name-complex="Consolas" fo:color="#333333"/>
    </style:style>
    <style:style style:name="T544" style:parent-style-name="DefaultParagraphFont" style:family="text">
      <style:text-properties style:font-name="Consolas" style:font-name-asian="Consolas" style:font-name-complex="Consolas" fo:color="#333333"/>
    </style:style>
    <style:style style:name="T545" style:parent-style-name="DefaultParagraphFont" style:family="text">
      <style:text-properties style:font-name="Consolas" style:font-name-asian="Consolas" style:font-name-complex="Consolas" fo:color="#0000CC"/>
    </style:style>
    <style:style style:name="T546" style:parent-style-name="DefaultParagraphFont" style:family="text">
      <style:text-properties style:font-name="Consolas" style:font-name-asian="Consolas" style:font-name-complex="Consolas" fo:color="#333333"/>
    </style:style>
    <style:style style:name="T54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548" style:parent-style-name="DefaultParagraphFont" style:family="text">
      <style:text-properties style:font-name="Consolas" style:font-name-asian="Consolas" style:font-name-complex="Consolas" fo:color="#333333"/>
    </style:style>
    <style:style style:name="T54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DD"/>
    </style:style>
    <style:style style:name="T550" style:parent-style-name="DefaultParagraphFont" style:family="text">
      <style:text-properties style:font-name="Consolas" style:font-name-asian="Consolas" style:font-name-complex="Consolas" fo:color="#333333"/>
    </style:style>
    <style:style style:name="T551" style:parent-style-name="DefaultParagraphFont" style:family="text">
      <style:text-properties style:font-name="Consolas" style:font-name-asian="Consolas" style:font-name-complex="Consolas" fo:color="#333333"/>
    </style:style>
    <style:style style:name="T552" style:parent-style-name="DefaultParagraphFont" style:family="text">
      <style:text-properties style:font-name="Consolas" style:font-name-asian="Consolas" style:font-name-complex="Consolas" fo:color="#0000CC"/>
    </style:style>
    <style:style style:name="T553" style:parent-style-name="DefaultParagraphFont" style:family="text">
      <style:text-properties style:font-name="Consolas" style:font-name-asian="Consolas" style:font-name-complex="Consolas" fo:color="#333333"/>
    </style:style>
    <style:style style:name="T55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555" style:parent-style-name="DefaultParagraphFont" style:family="text">
      <style:text-properties style:font-name="Consolas" style:font-name-asian="Consolas" style:font-name-complex="Consolas" fo:color="#333333"/>
    </style:style>
    <style:style style:name="T55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DD"/>
    </style:style>
    <style:style style:name="T557" style:parent-style-name="DefaultParagraphFont" style:family="text">
      <style:text-properties style:font-name="Consolas" style:font-name-asian="Consolas" style:font-name-complex="Consolas" fo:color="#333333"/>
    </style:style>
    <style:style style:name="T558" style:parent-style-name="DefaultParagraphFont" style:family="text">
      <style:text-properties style:font-name="Consolas" style:font-name-asian="Consolas" style:font-name-complex="Consolas" fo:color="#333333"/>
    </style:style>
    <style:style style:name="T559" style:parent-style-name="DefaultParagraphFont" style:family="text">
      <style:text-properties style:font-name="Consolas" style:font-name-asian="Consolas" style:font-name-complex="Consolas" fo:color="#0000CC"/>
    </style:style>
    <style:style style:name="T560" style:parent-style-name="DefaultParagraphFont" style:family="text">
      <style:text-properties style:font-name="Consolas" style:font-name-asian="Consolas" style:font-name-complex="Consolas" fo:color="#333333"/>
    </style:style>
    <style:style style:name="T56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562" style:parent-style-name="DefaultParagraphFont" style:family="text">
      <style:text-properties style:font-name="Consolas" style:font-name-asian="Consolas" style:font-name-complex="Consolas" fo:color="#333333"/>
    </style:style>
    <style:style style:name="T56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DD"/>
    </style:style>
    <style:style style:name="T564" style:parent-style-name="DefaultParagraphFont" style:family="text">
      <style:text-properties style:font-name="Consolas" style:font-name-asian="Consolas" style:font-name-complex="Consolas" fo:color="#333333"/>
    </style:style>
    <style:style style:name="T565" style:parent-style-name="DefaultParagraphFont" style:family="text">
      <style:text-properties style:font-name="Consolas" style:font-name-asian="Consolas" style:font-name-complex="Consolas" fo:color="#333333"/>
    </style:style>
    <style:style style:name="T566" style:parent-style-name="DefaultParagraphFont" style:family="text">
      <style:text-properties style:font-name="Consolas" style:font-name-asian="Consolas" style:font-name-complex="Consolas" fo:color="#0000CC"/>
    </style:style>
    <style:style style:name="T567" style:parent-style-name="DefaultParagraphFont" style:family="text">
      <style:text-properties style:font-name="Consolas" style:font-name-asian="Consolas" style:font-name-complex="Consolas" fo:color="#333333"/>
    </style:style>
    <style:style style:name="T56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569" style:parent-style-name="DefaultParagraphFont" style:family="text">
      <style:text-properties style:font-name="Consolas" style:font-name-asian="Consolas" style:font-name-complex="Consolas" fo:color="#333333"/>
    </style:style>
    <style:style style:name="T57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DD"/>
    </style:style>
    <style:style style:name="T571" style:parent-style-name="DefaultParagraphFont" style:family="text">
      <style:text-properties style:font-name="Consolas" style:font-name-asian="Consolas" style:font-name-complex="Consolas" fo:color="#333333"/>
    </style:style>
    <style:style style:name="T572" style:parent-style-name="DefaultParagraphFont" style:family="text">
      <style:text-properties style:font-name="Consolas" style:font-name-asian="Consolas" style:font-name-complex="Consolas" fo:color="#333333"/>
    </style:style>
    <style:style style:name="T57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8800"/>
    </style:style>
    <style:style style:name="T574" style:parent-style-name="DefaultParagraphFont" style:family="text">
      <style:text-properties style:font-name="Consolas" style:font-name-asian="Consolas" style:font-name-complex="Consolas" fo:color="#333333"/>
    </style:style>
    <style:style style:name="T575" style:parent-style-name="DefaultParagraphFont" style:family="text">
      <style:text-properties style:font-name="Consolas" style:font-name-asian="Consolas" style:font-name-complex="Consolas" fo:color="#333333"/>
    </style:style>
    <style:style style:name="T576" style:parent-style-name="DefaultParagraphFont" style:family="text">
      <style:text-properties style:font-name="Consolas" style:font-name-asian="Consolas" style:font-name-complex="Consolas" fo:color="#333333"/>
    </style:style>
    <style:style style:name="P577" style:parent-style-name="Normal" style:family="paragraph">
      <style:paragraph-properties fo:margin-bottom="0in" fo:line-height="100%"/>
      <style:text-properties style:font-name="Consolas" style:font-name-asian="Consolas" style:font-name-complex="Consolas" fo:color="#333333" fo:font-size="12pt" style:font-size-asian="12pt" style:font-size-complex="12pt"/>
    </style:style>
    <style:style style:name="P578" style:parent-style-name="Normal" style:family="paragraph">
      <style:paragraph-properties fo:text-align="justify"/>
      <style:text-properties style:font-name="Consolas" style:font-name-asian="Consolas" style:font-name-complex="Consolas" fo:font-style="italic" style:font-style-asian="italic" style:font-style-complex="italic" fo:color="#000000" fo:font-size="12pt" style:font-size-asian="12pt" style:font-size-complex="12pt"/>
    </style:style>
    <style:style style:name="P579" style:parent-style-name="Normal" style:family="paragraph">
      <style:paragraph-properties fo:text-align="justify"/>
      <style:text-properties style:font-name-asian="MS Mincho" fo:font-weight="bold" style:font-weight-asian="bold" style:font-weight-complex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580" style:parent-style-name="Normal" style:family="paragraph">
      <style:paragraph-properties fo:text-align="justify"/>
      <style:text-properties style:font-name-asian="MS Mincho" fo:font-weight="bold" style:font-weight-asian="bold" style:font-weight-complex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581" style:parent-style-name="ListParagraph" style:list-style-name="LFO3" style:family="paragraph">
      <style:paragraph-properties fo:text-align="justify"/>
    </style:style>
    <style:style style:name="T582" style:parent-style-name="DefaultParagraphFont" style:family="text">
      <style:text-properties style:font-name-asian="MS Mincho" fo:color="#000000" fo:font-size="12pt" style:font-size-asian="12pt" style:font-size-complex="12pt"/>
    </style:style>
    <style:style style:name="P583" style:parent-style-name="ListParagraph" style:list-style-name="LFO3" style:family="paragraph">
      <style:paragraph-properties fo:text-align="justify"/>
      <style:text-properties style:font-name-asian="MS Mincho" fo:color="#000000" fo:font-size="12pt" style:font-size-asian="12pt" style:font-size-complex="12pt"/>
    </style:style>
    <style:style style:name="P584" style:parent-style-name="Normal" style:family="paragraph">
      <style:paragraph-properties fo:text-align="justify"/>
      <style:text-properties style:font-name-asian="MS Mincho" fo:color="#000000" fo:font-size="12pt" style:font-size-asian="12pt" style:font-size-complex="12pt"/>
    </style:style>
    <style:style style:name="P585" style:parent-style-name="ListParagraph" style:list-style-name="LFO2" style:family="paragraph">
      <style:paragraph-properties fo:text-align="justify"/>
      <style:text-properties style:font-name-asian="MS Mincho" fo:color="#000000" fo:font-size="12pt" style:font-size-asian="12pt" style:font-size-complex="12pt"/>
    </style:style>
    <style:style style:name="P586" style:parent-style-name="ListParagraph" style:list-style-name="LFO2" style:family="paragraph">
      <style:paragraph-properties fo:text-align="justify"/>
      <style:text-properties style:font-name-asian="MS Mincho" fo:color="#000000" fo:font-size="12pt" style:font-size-asian="12pt" style:font-size-complex="12pt"/>
    </style:style>
    <style:style style:name="P587" style:parent-style-name="ListParagraph" style:list-style-name="LFO2" style:family="paragraph">
      <style:paragraph-properties fo:text-align="justify"/>
      <style:text-properties style:font-name-asian="MS Mincho" fo:color="#000000" fo:font-size="12pt" style:font-size-asian="12pt" style:font-size-complex="12pt"/>
    </style:style>
    <style:style style:name="P588" style:parent-style-name="Normal" style:family="paragraph">
      <style:paragraph-properties fo:text-align="justify"/>
    </style:style>
    <style:style style:name="T589" style:parent-style-name="DefaultParagraphFont" style:family="text">
      <style:text-properties style:font-name-asian="MS Mincho" fo:color="#000000" fo:font-size="12pt" style:font-size-asian="12pt" style:font-size-complex="12pt"/>
    </style:style>
    <style:style style:name="T590" style:parent-style-name="DefaultParagraphFont" style:family="text"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591" style:parent-style-name="Normal" style:family="paragraph">
      <style:paragraph-properties fo:text-align="justify"/>
      <style:text-properties style:font-name-asian="MS Mincho" fo:color="#000000" fo:font-size="12pt" style:font-size-asian="12pt" style:font-size-complex="12pt"/>
    </style:style>
    <style:style style:name="P592" style:parent-style-name="Normal" style:family="paragraph">
      <style:paragraph-properties fo:text-align="justify"/>
      <style:text-properties style:font-name="Consolas" style:font-name-asian="Consolas" style:font-name-complex="Consolas" fo:font-style="italic" style:font-style-asian="italic" style:font-style-complex="italic" fo:color="#000000" fo:font-size="12pt" style:font-size-asian="12pt" style:font-size-complex="12pt"/>
    </style:style>
    <style:style style:name="P593" style:parent-style-name="Normal" style:family="paragraph">
      <style:paragraph-properties fo:text-align="justify"/>
    </style:style>
    <style:style style:name="P594" style:parent-style-name="Normal" style:family="paragraph">
      <style:paragraph-properties fo:text-align="justify"/>
      <style:text-properties style:font-name-asian="MS Mincho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595" style:parent-style-name="Normal" style:family="paragraph">
      <style:paragraph-properties fo:text-align="justify"/>
      <style:text-properties style:font-name-asian="MS Mincho"/>
    </style:style>
    <style:style style:name="P596" style:parent-style-name="Normal" style:family="paragraph">
      <style:paragraph-properties fo:text-align="justify"/>
      <style:text-properties style:font-name-asian="MS Mincho"/>
    </style:style>
    <style:style style:name="P597" style:parent-style-name="Normal" style:family="paragraph">
      <style:paragraph-properties fo:text-align="justify"/>
      <style:text-properties style:font-name-asian="MS Mincho"/>
    </style:style>
    <style:style style:name="P598" style:parent-style-name="Normal" style:family="paragraph">
      <style:paragraph-properties fo:text-align="justify"/>
      <style:text-properties style:font-name="Consolas" style:font-name-asian="Consolas" style:font-name-complex="Consolas" fo:font-style="italic" style:font-style-asian="italic" style:font-style-complex="italic" fo:color="#000000" fo:font-size="12pt" style:font-size-asian="12pt" style:font-size-complex="12pt"/>
    </style:style>
    <style:style style:name="P599" style:parent-style-name="Normal" style:family="paragraph">
      <style:paragraph-properties fo:text-align="justify"/>
      <style:text-properties style:font-name="Consolas" style:font-name-asian="Consolas" style:font-name-complex="Consolas" fo:font-style="italic" style:font-style-asian="italic" style:font-style-complex="italic" fo:color="#000000" fo:font-size="12pt" style:font-size-asian="12pt" style:font-size-complex="12pt"/>
    </style:style>
    <style:style style:name="P600" style:parent-style-name="Normal" style:family="paragraph">
      <style:paragraph-properties fo:text-align="justify"/>
    </style:style>
    <style:style style:name="P601" style:parent-style-name="Normal" style:family="paragraph">
      <style:paragraph-properties fo:text-align="justify"/>
    </style:style>
  </office:automatic-styles>
  <office:body>
    <office:text text:use-soft-page-breaks="true">
      <text:p text:style-name="P1">LISTVIEW ANDROID</text:p>
      <text:p text:style-name="P2">ListView<text:s/><text:bookmark-start text:name="_Int_I9ciaC1W"/>Description:-<text:bookmark-end text:name="_Int_I9ciaC1W"/></text:p>
      <text:list text:style-name="LFO1" text:continue-numbering="true">
        <text:list-item>
          <text:p text:style-name="P3"><text:span text:style-name="T4"><text:s/></text:span><text:span text:style-name="T5"><text:s text:c="4"/>Android ListView is a<text:s/></text:span><text:span text:style-name="T6">ViewGroup<text:s/></text:span><text:span text:style-name="T7">, that is used to display list of items in multiple rows &amp; contains an adapter that automatically inserts the items the list.</text:span></text:p>
        </text:list-item>
      </text:list>
      <text:p text:style-name="P8"/>
      <text:list text:style-name="LFO1" text:continue-numbering="true">
        <text:list-item>
          <text:p text:style-name="P9"><text:span text:style-name="T10">The main purpose of<text:s/></text:span><text:span text:style-name="T11">Adapter<text:s/></text:span><text:span text:style-name="T12">is to fetch data from an array<text:s/></text:span><text:span text:style-name="T13">(or)<text:s/></text:span><text:span text:style-name="T14">database and insert each item that placed into the list for the desired result.</text:span></text:p>
        </text:list-item>
      </text:list>
      <text:p text:style-name="P15"/>
      <text:p text:style-name="P16">How to implement Listview in Andriod:-</text:p>
      <text:p text:style-name="P17"><text:s/>Step 1: - First we need to create MainActivity.java, <text:s/></text:p>
      <text:p text:style-name="P18"><text:span text:style-name="T19">MainActivity.java</text:span></text:p>
      <text:list text:style-name="LFO14" text:continue-numbering="true">
        <text:list-item>
          <text:p text:style-name="P20">For beginners, here you guys may have a doubt what is meant by Activity.</text:p>
        </text:list-item>
        <text:list-item>
          <text:p text:style-name="P21">Activity is nothing but a single UI representation of Android Application.</text:p>
        </text:list-item>
        <text:list-item>
          <text:p text:style-name="P22">(or) by means it allows or helps user to interact with application in simple terms.</text:p>
        </text:list-item>
      </text:list>
      <text:p text:style-name="P23"/>
      <text:p text:style-name="P24">Step 2: - We need to create activity_Main.xml,<text:s/></text:p>
      <text:p text:style-name="P25">activity_Main.xml,</text:p>
      <text:list text:style-name="LFO13" text:continue-numbering="true">
        <text:list-item>
          <text:p text:style-name="P26">Insert ListView widget<text:s/></text:p>
        </text:list-item>
      </text:list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P31"><text:span text:style-name="T32">&lt;?xml version="1.0" encoding="utf-8"?&gt;</text:span><text:line-break/><text:span text:style-name="T33">&lt;androidx.constraintlayout.widget.ConstraintLayout</text:span><text:span text:style-name="T34"><text:s/></text:span><text:span text:style-name="T35">xmlns:android=</text:span><text:span text:style-name="T36">"http://schemas.android.com/apk/res/android"</text:span><text:line-break/><text:span text:style-name="T37"><text:s text:c="4"/></text:span><text:span text:style-name="T38">xmlns:app=</text:span><text:span text:style-name="T39">"http://schemas.android.com/apk/res-auto"</text:span><text:line-break/><text:span text:style-name="T40"><text:s text:c="4"/></text:span><text:span text:style-name="T41">xmlns:tools=</text:span><text:span text:style-name="T42">"http://schemas.android.com/tools"</text:span><text:line-break/><text:span text:style-name="T43"><text:s text:c="4"/></text:span><text:span text:style-name="T44">android:layout_width=</text:span><text:span text:style-name="T45">"match_parent"</text:span><text:line-break/><text:span text:style-name="T46"><text:s text:c="4"/></text:span><text:span text:style-name="T47">android:layout_height=</text:span><text:span text:style-name="T48">"match_parent"</text:span><text:line-break/><text:span text:style-name="T49"><text:s text:c="4"/></text:span><text:span text:style-name="T50">tools:context=</text:span><text:span text:style-name="T51">".MainActivity"</text:span><text:span text:style-name="T52">&gt;</text:span><text:line-break/><text:line-break/><text:span text:style-name="T53"><text:s/></text:span><text:span text:style-name="T54">&lt;ListView</text:span><text:line-break/><text:span text:style-name="T55"><text:s text:c="5"/></text:span><text:span text:style-name="T56">android:id=</text:span><text:span text:style-name="T57">"@+id/listView"</text:span><text:line-break/><text:span text:style-name="T58"><text:s text:c="5"/></text:span><text:span text:style-name="T59">android:layout_width=</text:span><text:span text:style-name="T60">"match_parent"</text:span><text:line-break/><text:span text:style-name="T61"><text:s text:c="5"/></text:span><text:span text:style-name="T62">android:layout_height=</text:span><text:span text:style-name="T63">"match_parent"</text:span><text:span text:style-name="T64">/&gt;</text:span><text:line-break/><text:line-break/><text:line-break/><text:span text:style-name="T65">&lt;/androidx.constraintlayout.widget.ConstraintLayout&gt;</text:span></text:p>
            <text:p text:style-name="P66"/>
          </table:table-cell>
        </table:table-row>
      </table:table>
      <text:p text:style-name="P67"/>
      <text:p text:style-name="P68"/>
      <text:p text:style-name="P69">Step 3: - We need to create Model Class: -</text:p>
      <text:p text:style-name="P70">A Short intro about model class,</text:p>
      <text:list text:style-name="LFO12" text:continue-numbering="true">
        <text:list-item>
          <text:p text:style-name="P71"><text:span text:style-name="T72">Model Class is typically used to “</text:span><text:span text:style-name="T73">model</text:span><text:span text:style-name="T74">” data in your application.</text:span></text:p>
        </text:list-item>
        <text:list-item>
          <text:p text:style-name="P75">For example, you can write a model class that mirrors the database table (or) a JSON.</text:p>
        </text:list-item>
        <text:list-item>
          <text:p text:style-name="P76">Here, we create a class as “UserModel.java”, a model class for ListViewAdapter.</text:p>
        </text:list-item>
      </text:list>
      <text:p text:style-name="P77"><text:span text:style-name="T78">Usermodel. Java: -</text:span></text:p>
      <table:table table:style-name="Table79">
        <table:table-columns>
          <table:table-column table:style-name="TableColumn80"/>
        </table:table-columns>
        <table:table-row table:style-name="TableRow81">
          <table:table-cell table:style-name="TableCell82">
            <text:p text:style-name="P83"><text:span text:style-name="T84">package</text:span><text:span text:style-name="T85"><text:s/>com.</text:span><text:span text:style-name="T86">example</text:span><text:span text:style-name="T87">.</text:span><text:span text:style-name="T88">listview_java</text:span><text:span text:style-name="T89">;</text:span><text:line-break/><text:line-break/><text:span text:style-name="T90">public<text:s/></text:span><text:span text:style-name="T91">class</text:span><text:span text:style-name="T92"><text:s/></text:span><text:span text:style-name="T93">UserModel</text:span><text:span text:style-name="T94"><text:s/>{</text:span><text:line-break/><text:line-break/><text:line-break/><text:span text:style-name="T95"><text:s text:c="4"/></text:span><text:span text:style-name="T96">public</text:span><text:span text:style-name="T97"><text:s text:c="2"/></text:span><text:span text:style-name="T98">int</text:span><text:span text:style-name="T99"><text:s/>userId;</text:span><text:line-break/><text:span text:style-name="T100"><text:s text:c="4"/></text:span><text:span text:style-name="T101">public</text:span><text:span text:style-name="T102"><text:s/>String userName;</text:span><text:line-break/><text:line-break/><text:span text:style-name="T103"><text:s text:c="4"/></text:span><text:span text:style-name="T104">public</text:span><text:span text:style-name="T105"><text:s/></text:span><text:span text:style-name="T106">UserModel</text:span><text:span text:style-name="T107">(</text:span><text:span text:style-name="T108">int</text:span><text:span text:style-name="T109"><text:s/>userId, String userName) {</text:span><text:line-break/><text:span text:style-name="T110"><text:s text:c="8"/></text:span><text:span text:style-name="T111">this</text:span><text:span text:style-name="T112">.</text:span><text:span text:style-name="T113">userId</text:span><text:span text:style-name="T114"><text:s/>= userId;</text:span><text:line-break/><text:span text:style-name="T115"><text:s text:c="8"/></text:span><text:span text:style-name="T116">this</text:span><text:span text:style-name="T117">.</text:span><text:span text:style-name="T118">userName</text:span><text:span text:style-name="T119"><text:s/>= userName;</text:span><text:line-break/><text:span text:style-name="T120"><text:s text:c="4"/>}</text:span><text:line-break/><text:line-break/><text:line-break/><text:span text:style-name="T121"><text:s text:c="4"/></text:span><text:span text:style-name="T122">public</text:span><text:span text:style-name="T123"><text:s/></text:span><text:span text:style-name="T124">int</text:span><text:span text:style-name="T125"><text:s/></text:span><text:span text:style-name="T126">getUserId</text:span><text:span text:style-name="T127">() {</text:span><text:line-break/><text:span text:style-name="T128"><text:s text:c="8"/></text:span><text:span text:style-name="T129">return</text:span><text:span text:style-name="T130"><text:s/>userId;</text:span><text:line-break/><text:span text:style-name="T131"><text:s text:c="4"/>}</text:span><text:line-break/><text:line-break/><text:span text:style-name="T132"><text:s text:c="4"/></text:span><text:span text:style-name="T133">public</text:span><text:span text:style-name="T134"><text:s/></text:span><text:span text:style-name="T135">void</text:span><text:span text:style-name="T136"><text:s/></text:span><text:span text:style-name="T137">setUserId</text:span><text:span text:style-name="T138">(</text:span><text:span text:style-name="T139">int</text:span><text:span text:style-name="T140"><text:s/>userId) {</text:span><text:line-break/><text:span text:style-name="T141"><text:s text:c="8"/></text:span><text:span text:style-name="T142">this</text:span><text:span text:style-name="T143">.</text:span><text:span text:style-name="T144">userId</text:span><text:span text:style-name="T145"><text:s/>= userId;</text:span><text:line-break/><text:span text:style-name="T146"><text:s text:c="4"/>}</text:span><text:line-break/><text:line-break/><text:line-break/><text:span text:style-name="T147"><text:s text:c="4"/></text:span><text:span text:style-name="T148">public</text:span><text:span text:style-name="T149"><text:s/>String<text:s/></text:span><text:span text:style-name="T150">getUserName</text:span><text:span text:style-name="T151">() {</text:span><text:line-break/><text:span text:style-name="T152"><text:s text:c="8"/></text:span><text:span text:style-name="T153">return</text:span><text:span text:style-name="T154"><text:s/>userName;</text:span><text:line-break/><text:span text:style-name="T155"><text:s text:c="4"/>}</text:span><text:line-break/><text:line-break/><text:span text:style-name="T156"><text:s text:c="4"/></text:span><text:span text:style-name="T157">public</text:span><text:span text:style-name="T158"><text:s/></text:span><text:span text:style-name="T159">void</text:span><text:span text:style-name="T160"><text:s/></text:span><text:span text:style-name="T161">setUserName</text:span><text:span text:style-name="T162">(String userName) {</text:span><text:line-break/><text:span text:style-name="T163"><text:s text:c="8"/></text:span><text:span text:style-name="T164">this</text:span><text:span text:style-name="T165">.</text:span><text:span text:style-name="T166">userName</text:span><text:span text:style-name="T167"><text:s/>= userName;</text:span><text:line-break/><text:span text:style-name="T168"><text:s text:c="4"/>}</text:span><text:line-break/><text:span text:style-name="T169">}</text:span></text:p>
            <text:p text:style-name="P170"/>
          </table:table-cell>
        </table:table-row>
      </table:table>
      <text:p text:style-name="P171"/>
      <text:p text:style-name="P172"><text:span text:style-name="T173">Step 4:- Create an Base Adapter :-</text:span></text:p>
      <text:p text:style-name="P174">A Short intro about Base Adapter ,</text:p>
      <text:list text:style-name="LFO11" text:continue-numbering="true">
        <text:list-item>
          <text:p text:style-name="P175"><text:span text:style-name="T176">Base Adapter means, as its name implies, it is the base class for so many concrete adapter implementations in Android.</text:span></text:p>
        </text:list-item>
        <text:list-item>
          <text:p text:style-name="P177"><text:span text:style-name="T178">It is Abstract and therefore it cannot be directly instantiated.<text:s/></text:span></text:p>
        </text:list-item>
        <text:list-item>
          <text:p text:style-name="P179"><text:span text:style-name="T180">If your data source is an arrayList (or) array, we can also use the ArrayAdapter <text:s/>constructor as an alternative.</text:span></text:p>
        </text:list-item>
      </text:list>
      <text:p text:style-name="P181">Predefined Methods used in Base Adapter: -</text:p>
      <text:list text:style-name="LFO9" text:continue-numbering="true">
        <text:list-item>
          <text:p text:style-name="P182"><text:span text:style-name="T183">Int getItemCount()</text:span></text:p>
        </text:list-item>
        <text:list-item>
          <text:p text:style-name="P184"><text:span text:style-name="T185">Object getItem(int position)</text:span></text:p>
        </text:list-item>
        <text:list-item>
          <text:p text:style-name="P186"><text:span text:style-name="T187">Long getItemId(int position)</text:span></text:p>
        </text:list-item>
        <text:list-item>
          <text:p text:style-name="P188"><text:span text:style-name="T189">View getView(int position, View convertView, ViewGroup<text:s/></text:span><text:bookmark-start text:name="_Int_Wl5WaOML"/><text:span text:style-name="T190">parent )</text:span><text:bookmark-end text:name="_Int_Wl5WaOML"/></text:p>
        </text:list-item>
      </text:list>
      <text:p text:style-name="P191">Detail Explanation about each Methods in BaseAdapter :-</text:p>
      <table:table table:style-name="Table192">
        <table:table-columns>
          <table:table-column table:style-name="TableColumn193"/>
        </table:table-columns>
        <table:table-row table:style-name="TableRow194">
          <table:table-cell table:style-name="TableCell195">
            <text:p text:style-name="P196"><text:span text:style-name="T197">@Override</text:span><text:line-break/><text:span text:style-name="T198"><text:s text:c="4"/></text:span><text:span text:style-name="T199">public</text:span><text:span text:style-name="T200"><text:s/></text:span><text:span text:style-name="T201">int</text:span><text:span text:style-name="T202"><text:s/></text:span><text:span text:style-name="T203">getCount</text:span><text:span text:style-name="T204">() {</text:span><text:line-break/><text:span text:style-name="T205"><text:s text:c="8"/></text:span><text:span text:style-name="T206">return</text:span><text:span text:style-name="T207"><text:s/>arrayList.</text:span><text:span text:style-name="T208">size</text:span><text:span text:style-name="T209">();</text:span><text:line-break/><text:span text:style-name="T210"><text:s text:c="4"/>}</text:span></text:p>
            <text:p text:style-name="P211"/>
          </table:table-cell>
        </table:table-row>
      </table:table>
      <text:p text:style-name="P212"><text:span text:style-name="T213">Description :-</text:span><text:span text:style-name="T214"><text:s/>It returns that size , total of the items in the list .</text:span></text:p>
      <text:p text:style-name="P215"/>
      <table:table table:style-name="Table216">
        <table:table-columns>
          <table:table-column table:style-name="TableColumn217"/>
        </table:table-columns>
        <table:table-row table:style-name="TableRow218">
          <table:table-cell table:style-name="TableCell219">
            <text:p text:style-name="P220"><text:span text:style-name="T221">@Override</text:span><text:line-break/><text:span text:style-name="T222"><text:s text:c="4"/></text:span><text:span text:style-name="T223">public</text:span><text:span text:style-name="T224"><text:s/>Object<text:s/></text:span><text:span text:style-name="T225">getItem</text:span><text:span text:style-name="T226">(</text:span><text:span text:style-name="T227">int</text:span><text:span text:style-name="T228"><text:s/>position) {</text:span><text:line-break/><text:span text:style-name="T229"><text:s text:c="8"/></text:span><text:span text:style-name="T230">return</text:span><text:span text:style-name="T231"><text:s/>arrayList.</text:span><text:span text:style-name="T232">get</text:span><text:span text:style-name="T233">(position);</text:span><text:line-break/><text:span text:style-name="T234"><text:s text:c="4"/>}</text:span></text:p>
            <text:p text:style-name="P235"/>
          </table:table-cell>
        </table:table-row>
      </table:table>
      <text:p text:style-name="P236"><text:span text:style-name="T237">Description :-</text:span><text:span text:style-name="T238"><text:s/>It returns list item in specified position .</text:span></text:p>
      <text:p text:style-name="P239"/>
      <table:table table:style-name="Table240">
        <table:table-columns>
          <table:table-column table:style-name="TableColumn241"/>
        </table:table-columns>
        <table:table-row table:style-name="TableRow242">
          <table:table-cell table:style-name="TableCell243">
            <text:p text:style-name="P244"><text:span text:style-name="T245">@Override</text:span><text:line-break/><text:span text:style-name="T246"><text:s text:c="4"/></text:span><text:span text:style-name="T247">public</text:span><text:span text:style-name="T248"><text:s/></text:span><text:span text:style-name="T249">long</text:span><text:span text:style-name="T250"><text:s/></text:span><text:span text:style-name="T251">getItemId</text:span><text:span text:style-name="T252">(</text:span><text:span text:style-name="T253">int</text:span><text:span text:style-name="T254"><text:s/>position) {</text:span><text:line-break/><text:span text:style-name="T255"><text:s text:c="8"/></text:span><text:span text:style-name="T256">return</text:span><text:span text:style-name="T257"><text:s/>position;</text:span><text:line-break/><text:span text:style-name="T258"><text:s text:c="4"/>}</text:span></text:p>
            <text:p text:style-name="P259"/>
          </table:table-cell>
        </table:table-row>
      </table:table>
      <text:p text:style-name="P260"><text:span text:style-name="T261">Description:-</text:span><text:span text:style-name="T262"><text:s/>It will return the underlying widget ID’s field for the item in position.</text:span></text:p>
      <text:p text:style-name="P263"/>
      <table:table table:style-name="Table264">
        <table:table-columns>
          <table:table-column table:style-name="TableColumn265"/>
        </table:table-columns>
        <table:table-row table:style-name="TableRow266">
          <table:table-cell table:style-name="TableCell267">
            <text:p text:style-name="P268"><text:span text:style-name="T269">@Override</text:span><text:line-break/><text:span text:style-name="T270"><text:s text:c="4"/></text:span><text:span text:style-name="T271">public</text:span><text:span text:style-name="T272"><text:s/>View<text:s/></text:span><text:span text:style-name="T273">getView</text:span><text:span text:style-name="T274">(</text:span><text:span text:style-name="T275">int</text:span><text:span text:style-name="T276"><text:s/>position, View view, ViewGroup parent) {</text:span><text:line-break/><text:span text:style-name="T277"><text:s text:c="8"/></text:span><text:span text:style-name="T278">if</text:span><text:span text:style-name="T279"><text:s/>(view ==<text:s/></text:span><text:span text:style-name="T280">null</text:span><text:span text:style-name="T281">){</text:span><text:line-break/><text:span text:style-name="T282"><text:s text:c="12"/>view = LayoutInflater.</text:span><text:span text:style-name="T283">from</text:span><text:span text:style-name="T284">(context).</text:span><text:span text:style-name="T285">inflate</text:span><text:span text:style-name="T286">(R.</text:span><text:span text:style-name="T287">layout</text:span><text:span text:style-name="T288">.</text:span><text:span text:style-name="T289">item_lt</text:span><text:span text:style-name="T290">, parent,<text:s/></text:span><text:span text:style-name="T291">false</text:span><text:span text:style-name="T292">);</text:span><text:line-break/><text:span text:style-name="T293"><text:s text:c="8"/>}</text:span><text:line-break/><text:line-break/><text:span text:style-name="T294"><text:s text:c="8"/>TextView textView = (TextView) view.</text:span><text:span text:style-name="T295">findViewById</text:span><text:span text:style-name="T296">(R.</text:span><text:span text:style-name="T297">id</text:span><text:span text:style-name="T298">.</text:span><text:span text:style-name="T299">txt</text:span><text:span text:style-name="T300">);</text:span><text:line-break/><text:line-break/><text:span text:style-name="T301"><text:s text:c="8"/></text:span><text:span text:style-name="T302">//Instatiate the UserModel</text:span><text:line-break/><text:span text:style-name="T303"><text:s text:c="8"/>UserModel model = (UserModel) getItem(position);</text:span><text:line-break/><text:line-break/><text:span text:style-name="T304"><text:s text:c="8"/>textView.</text:span><text:span text:style-name="T305">setText</text:span><text:span text:style-name="T306">(model.</text:span><text:span text:style-name="T307">getUserId</text:span><text:span text:style-name="T308">()+" -- "+model.</text:span><text:span text:style-name="T309">getUserName</text:span><text:span text:style-name="T310">());</text:span><text:line-break/><text:line-break/><text:span text:style-name="T311"><text:s text:c="8"/></text:span><text:span text:style-name="T312">return</text:span><text:span text:style-name="T313"><text:s/>view;</text:span><text:line-break/><text:span text:style-name="T314"><text:s text:c="4"/>}</text:span><text:line-break/><text:span text:style-name="T315">}</text:span></text:p>
            <text:p text:style-name="P316"/>
          </table:table-cell>
        </table:table-row>
      </table:table>
      <text:p text:style-name="P317"/>
      <text:p text:style-name="P318"><text:span text:style-name="T319">ExampleListViewAdapter.java</text:span></text:p>
      <table:table table:style-name="Table320">
        <table:table-columns>
          <table:table-column table:style-name="TableColumn321"/>
        </table:table-columns>
        <table:table-row table:style-name="TableRow322">
          <table:table-cell table:style-name="TableCell323">
            <text:p text:style-name="P324"><text:span text:style-name="T325">public</text:span><text:span text:style-name="T326"><text:s/></text:span><text:span text:style-name="T327">class</text:span><text:span text:style-name="T328"><text:s/></text:span><text:span text:style-name="T329">ExampleListViewAdapter</text:span><text:span text:style-name="T330"><text:s/></text:span><text:span text:style-name="T331">extends</text:span><text:span text:style-name="T332"><text:s/>BaseAdapter {</text:span><text:line-break/><text:line-break/><text:line-break/><text:span text:style-name="T333"><text:s text:c="4"/>MainActivity context;</text:span><text:line-break/><text:span text:style-name="T334"><text:s text:c="4"/>ArrayList&lt;UserModel&gt; arrayList;</text:span><text:line-break/><text:line-break/><text:line-break/><text:span text:style-name="T335"><text:s text:c="4"/></text:span><text:span text:style-name="T336">public</text:span><text:span text:style-name="T337"><text:s/></text:span><text:span text:style-name="T338">ExampleListViewAdapter</text:span><text:span text:style-name="T339">(MainActivity context, ArrayList&lt;UserModel&gt; arrayList) {</text:span><text:line-break/><text:span text:style-name="T340"><text:s text:c="8"/></text:span><text:span text:style-name="T341">this</text:span><text:span text:style-name="T342">.</text:span><text:span text:style-name="T343">context</text:span><text:span text:style-name="T344"><text:s/>= context;</text:span><text:line-break/><text:span text:style-name="T345"><text:s text:c="8"/></text:span><text:span text:style-name="T346">this</text:span><text:span text:style-name="T347">.</text:span><text:span text:style-name="T348">arrayList</text:span><text:span text:style-name="T349"><text:s/>= arrayList;</text:span><text:line-break/><text:span text:style-name="T350"><text:s text:c="4"/>}</text:span><text:line-break/><text:line-break/><text:span text:style-name="T351"><text:s text:c="4"/></text:span><text:span text:style-name="T352">@Override</text:span><text:line-break/><text:span text:style-name="T353"><text:s text:c="4"/></text:span><text:span text:style-name="T354">public</text:span><text:span text:style-name="T355"><text:s/></text:span><text:span text:style-name="T356">int</text:span><text:span text:style-name="T357"><text:s/></text:span><text:span text:style-name="T358">getCount</text:span><text:span text:style-name="T359">() {</text:span><text:line-break/><text:span text:style-name="T360"><text:s text:c="8"/></text:span><text:span text:style-name="T361">return</text:span><text:span text:style-name="T362"><text:s/>arrayList.</text:span><text:span text:style-name="T363">size</text:span><text:span text:style-name="T364">();</text:span><text:line-break/><text:span text:style-name="T365"><text:s text:c="4"/>}</text:span><text:line-break/><text:line-break/><text:span text:style-name="T366"><text:s text:c="4"/></text:span><text:span text:style-name="T367">@Override</text:span><text:line-break/><text:span text:style-name="T368"><text:s text:c="4"/></text:span><text:span text:style-name="T369">public</text:span><text:span text:style-name="T370"><text:s/>Object<text:s/></text:span><text:span text:style-name="T371">getItem</text:span><text:span text:style-name="T372">(</text:span><text:span text:style-name="T373">int</text:span><text:span text:style-name="T374"><text:s/>position) {</text:span><text:line-break/><text:span text:style-name="T375"><text:s text:c="8"/></text:span><text:span text:style-name="T376">return</text:span><text:span text:style-name="T377"><text:s/>arrayList.</text:span><text:span text:style-name="T378">get</text:span><text:span text:style-name="T379">(position);</text:span><text:line-break/><text:span text:style-name="T380"><text:s text:c="4"/>}</text:span><text:line-break/><text:line-break/><text:span text:style-name="T381"><text:s text:c="4"/></text:span><text:span text:style-name="T382">@Override</text:span><text:line-break/><text:span text:style-name="T383"><text:s text:c="4"/></text:span><text:span text:style-name="T384">public</text:span><text:span text:style-name="T385"><text:s/></text:span><text:span text:style-name="T386">long</text:span><text:span text:style-name="T387"><text:s/></text:span><text:span text:style-name="T388">getItemId</text:span><text:span text:style-name="T389">(</text:span><text:span text:style-name="T390">int</text:span><text:span text:style-name="T391"><text:s/>position) {</text:span><text:line-break/><text:span text:style-name="T392"><text:s text:c="8"/></text:span><text:span text:style-name="T393">return</text:span><text:span text:style-name="T394"><text:s/>position;</text:span><text:line-break/><text:span text:style-name="T395"><text:s text:c="4"/>}</text:span><text:line-break/><text:line-break/><text:span text:style-name="T396"><text:s text:c="4"/></text:span><text:span text:style-name="T397">@Override</text:span><text:line-break/><text:span text:style-name="T398"><text:s text:c="4"/></text:span><text:span text:style-name="T399">public</text:span><text:span text:style-name="T400"><text:s/>View<text:s/></text:span><text:span text:style-name="T401">getView</text:span><text:span text:style-name="T402">(</text:span><text:span text:style-name="T403">int</text:span><text:span text:style-name="T404"><text:s/>position, View view, ViewGroup parent) {</text:span><text:line-break/><text:span text:style-name="T405"><text:s text:c="8"/></text:span><text:span text:style-name="T406">if</text:span><text:span text:style-name="T407"><text:s/>(view ==<text:s/></text:span><text:span text:style-name="T408">null</text:span><text:span text:style-name="T409">){</text:span><text:line-break/><text:span text:style-name="T410"><text:s text:c="12"/>view = LayoutInflater.</text:span><text:span text:style-name="T411">from</text:span><text:span text:style-name="T412">(context).</text:span><text:span text:style-name="T413">inflate</text:span><text:span text:style-name="T414">(R.</text:span><text:span text:style-name="T415">layout</text:span><text:span text:style-name="T416">.</text:span><text:span text:style-name="T417">item_lt</text:span><text:span text:style-name="T418">, parent,<text:s/></text:span><text:span text:style-name="T419">false</text:span><text:span text:style-name="T420">);</text:span><text:line-break/><text:span text:style-name="T421"><text:s text:c="8"/>}</text:span><text:line-break/><text:line-break/><text:span text:style-name="T422"><text:s text:c="8"/>TextView textView = (TextView) view.</text:span><text:span text:style-name="T423">findViewById</text:span><text:span text:style-name="T424">(R.</text:span><text:span text:style-name="T425">id</text:span><text:span text:style-name="T426">.</text:span><text:span text:style-name="T427">txt</text:span><text:span text:style-name="T428">);</text:span><text:line-break/><text:line-break/><text:span text:style-name="T429"><text:s text:c="8"/></text:span><text:span text:style-name="T430">//Instatiate the UserModel</text:span><text:line-break/><text:span text:style-name="T431"><text:s text:c="8"/>UserModel model = (UserModel) getItem(position);</text:span><text:line-break/><text:line-break/><text:span text:style-name="T432"><text:s text:c="8"/>textView.</text:span><text:span text:style-name="T433">setText</text:span><text:span text:style-name="T434">(model.</text:span><text:span text:style-name="T435">getUserId</text:span><text:span text:style-name="T436">()+" -- "+model.</text:span><text:span text:style-name="T437">getUserName</text:span><text:span text:style-name="T438">());</text:span><text:line-break/><text:line-break/><text:span text:style-name="T439"><text:s text:c="8"/></text:span><text:span text:style-name="T440">return</text:span><text:span text:style-name="T441"><text:s/>view;</text:span><text:line-break/><text:span text:style-name="T442"><text:s text:c="4"/>}</text:span><text:line-break/><text:span text:style-name="T443">}</text:span></text:p>
            <text:p text:style-name="P444"/>
          </table:table-cell>
        </table:table-row>
      </table:table>
      <text:p text:style-name="P445"/>
      <text:p text:style-name="P446">Step 5:- Set Base Adapter For Android ListView :-</text:p>
      <text:p text:style-name="P447"><text:span text:style-name="T448">MainActivity.java</text:span></text:p>
      <table:table table:style-name="Table449">
        <table:table-columns>
          <table:table-column table:style-name="TableColumn450"/>
        </table:table-columns>
        <table:table-row table:style-name="TableRow451">
          <table:table-cell table:style-name="TableCell452">
            <text:p text:style-name="P453"><text:span text:style-name="T454">public</text:span><text:span text:style-name="T455"><text:s/></text:span><text:span text:style-name="T456">class</text:span><text:span text:style-name="T457"><text:s/></text:span><text:span text:style-name="T458">MainActivity</text:span><text:span text:style-name="T459"><text:s/></text:span><text:span text:style-name="T460">extends</text:span><text:span text:style-name="T461"><text:s/>AppCompatActivity {</text:span><text:line-break/><text:line-break/><text:line-break/><text:span text:style-name="T462"><text:s text:c="4"/>ListView listView;</text:span><text:line-break/><text:span text:style-name="T463"><text:s text:c="4"/>ArrayList&lt;UserModel&gt; arrayList;</text:span><text:line-break/><text:line-break/><text:span text:style-name="T464"><text:s text:c="4"/></text:span><text:span text:style-name="T465">@Override</text:span><text:line-break/><text:span text:style-name="T466"><text:s text:c="4"/></text:span><text:span text:style-name="T467">protected</text:span><text:span text:style-name="T468"><text:s/></text:span><text:span text:style-name="T469">void</text:span><text:span text:style-name="T470"><text:s/></text:span><text:span text:style-name="T471">onCreate</text:span><text:span text:style-name="T472">(Bundle savedInstanceState) {</text:span><text:line-break/><text:span text:style-name="T473"><text:s text:c="8"/></text:span><text:span text:style-name="T474">super</text:span><text:span text:style-name="T475">.</text:span><text:span text:style-name="T476">onCreate</text:span><text:span text:style-name="T477">(savedInstanceState);</text:span><text:line-break/><text:span text:style-name="T478"><text:s text:c="8"/>setContentView(R.</text:span><text:span text:style-name="T479">layout</text:span><text:span text:style-name="T480">.</text:span><text:span text:style-name="T481">activity_main</text:span><text:span text:style-name="T482">);</text:span><text:line-break/><text:line-break/><text:span text:style-name="T483"><text:s text:c="8"/>listView = (ListView) findViewById(R.</text:span><text:span text:style-name="T484">id</text:span><text:span text:style-name="T485">.</text:span><text:span text:style-name="T486">listView</text:span><text:span text:style-name="T487">);</text:span><text:line-break/><text:line-break/><text:span text:style-name="T488"><text:s text:c="8"/></text:span><text:span text:style-name="T489">//implement Adapter and Connect to Adapter</text:span><text:line-break/><text:span text:style-name="T490"><text:s text:c="8"/></text:span><text:span text:style-name="T491">/*ExampleListViewAdapter adapter = new ExampleListViewAdapter(MainActivity.this, generateArrayList());</text:span><text:line-break/><text:span text:style-name="T492"><text:s text:c="8"/>listView.setAdapter(adapter); <text:s/>*/</text:span><text:line-break/><text:line-break/><text:line-break/><text:span text:style-name="T493"><text:s text:c="8"/>listView.</text:span><text:span text:style-name="T494">setAdapter</text:span><text:span text:style-name="T495">(</text:span><text:span text:style-name="T496">new</text:span><text:span text:style-name="T497"><text:s/>ExampleListViewAdapter(MainActivity.</text:span><text:span text:style-name="T498">this</text:span><text:span text:style-name="T499">, generateArrayList()));</text:span><text:line-break/><text:line-break/><text:span text:style-name="T500"><text:s text:c="4"/>}</text:span><text:line-break/><text:line-break/><text:span text:style-name="T501"><text:s text:c="4"/></text:span><text:span text:style-name="T502">private</text:span><text:span text:style-name="T503"><text:s/>ArrayList&lt;UserModel&gt;<text:s/></text:span><text:span text:style-name="T504">generateArrayList</text:span><text:span text:style-name="T505">(){</text:span><text:line-break/><text:line-break/><text:span text:style-name="T506"><text:s text:c="8"/>arrayList =<text:s/></text:span><text:span text:style-name="T507">new</text:span><text:span text:style-name="T508"><text:s/>ArrayList&lt;UserModel&gt;();</text:span><text:line-break/><text:span text:style-name="T509"><text:s text:c="8"/>arrayList.</text:span><text:span text:style-name="T510">add</text:span><text:span text:style-name="T511">(</text:span><text:span text:style-name="T512">new</text:span><text:span text:style-name="T513"><text:s/>UserModel(</text:span><text:span text:style-name="T514">1</text:span><text:span text:style-name="T515">, "praveen"));</text:span><text:line-break/><text:span text:style-name="T516"><text:s text:c="8"/>arrayList.</text:span><text:span text:style-name="T517">add</text:span><text:span text:style-name="T518">(</text:span><text:span text:style-name="T519">new</text:span><text:span text:style-name="T520"><text:s/>UserModel(</text:span><text:span text:style-name="T521">2</text:span><text:span text:style-name="T522">, "kumar"));</text:span><text:line-break/><text:span text:style-name="T523"><text:s text:c="8"/>arrayList.</text:span><text:span text:style-name="T524">add</text:span><text:span text:style-name="T525">(</text:span><text:span text:style-name="T526">new</text:span><text:span text:style-name="T527"><text:s/>UserModel(</text:span><text:span text:style-name="T528">3</text:span><text:span text:style-name="T529">, "sathish"));</text:span><text:line-break/><text:span text:style-name="T530"><text:s text:c="8"/>arrayList.</text:span><text:span text:style-name="T531">add</text:span><text:span text:style-name="T532">(</text:span><text:span text:style-name="T533">new</text:span><text:span text:style-name="T534"><text:s/>UserModel(</text:span><text:span text:style-name="T535">4</text:span><text:span text:style-name="T536">, "Santhosh"));</text:span><text:line-break/><text:span text:style-name="T537"><text:s text:c="8"/>arrayList.</text:span><text:span text:style-name="T538">add</text:span><text:span text:style-name="T539">(</text:span><text:span text:style-name="T540">new</text:span><text:span text:style-name="T541"><text:s/>UserModel(</text:span><text:span text:style-name="T542">5</text:span><text:span text:style-name="T543">, "senthil"));</text:span><text:line-break/><text:span text:style-name="T544"><text:s text:c="8"/>arrayList.</text:span><text:span text:style-name="T545">add</text:span><text:span text:style-name="T546">(</text:span><text:span text:style-name="T547">new</text:span><text:span text:style-name="T548"><text:s/>UserModel(</text:span><text:span text:style-name="T549">6</text:span><text:span text:style-name="T550">, "Dheeman"));</text:span><text:line-break/><text:span text:style-name="T551"><text:s text:c="8"/>arrayList.</text:span><text:span text:style-name="T552">add</text:span><text:span text:style-name="T553">(</text:span><text:span text:style-name="T554">new</text:span><text:span text:style-name="T555"><text:s/>UserModel(</text:span><text:span text:style-name="T556">7</text:span><text:span text:style-name="T557">, "prathiba"));</text:span><text:line-break/><text:span text:style-name="T558"><text:s text:c="8"/>arrayList.</text:span><text:span text:style-name="T559">add</text:span><text:span text:style-name="T560">(</text:span><text:span text:style-name="T561">new</text:span><text:span text:style-name="T562"><text:s/>UserModel(</text:span><text:span text:style-name="T563">8</text:span><text:span text:style-name="T564">, "ramya"));</text:span><text:line-break/><text:span text:style-name="T565"><text:s text:c="8"/>arrayList.</text:span><text:span text:style-name="T566">add</text:span><text:span text:style-name="T567">(</text:span><text:span text:style-name="T568">new</text:span><text:span text:style-name="T569"><text:s/>UserModel(</text:span><text:span text:style-name="T570">9</text:span><text:span text:style-name="T571">, "Shyamili"));</text:span><text:line-break/><text:span text:style-name="T572"><text:s text:c="8"/></text:span><text:span text:style-name="T573">return</text:span><text:span text:style-name="T574"><text:s text:c="2"/>arrayList;</text:span><text:line-break/><text:line-break/><text:span text:style-name="T575"><text:s text:c="4"/>}</text:span><text:line-break/><text:line-break/><text:line-break/><text:span text:style-name="T576">}</text:span></text:p>
            <text:p text:style-name="P577"/>
          </table:table-cell>
        </table:table-row>
      </table:table>
      <text:p text:style-name="P578"/>
      <text:p text:style-name="P579">ListView PRO’s and CON’s :-</text:p>
      <text:p text:style-name="P580">Adavantages :-</text:p>
      <text:list text:style-name="LFO3" text:continue-numbering="true">
        <text:list-item>
          <text:p text:style-name="P581"><text:span text:style-name="T582">Easy to implement<text:s/></text:span></text:p>
        </text:list-item>
        <text:list-item>
          <text:p text:style-name="P583">OnItemClick Listener</text:p>
        </text:list-item>
      </text:list>
      <text:p text:style-name="P584">Dis-<text:bookmark-start text:name="_Int_mAQRO2LM"/>Advantage :<text:bookmark-end text:name="_Int_mAQRO2LM"/>-</text:p>
      <text:list text:style-name="LFO2" text:continue-numbering="true">
        <text:list-item>
          <text:p text:style-name="P585">Bad performance in huge List of Items.</text:p>
        </text:list-item>
        <text:list-item>
          <text:p text:style-name="P586">Complicate way to use View Holder Pattern ( but can use it ).</text:p>
        </text:list-item>
        <text:list-item>
          <text:p text:style-name="P587">Vertical List only</text:p>
        </text:list-item>
      </text:list>
      <text:p text:style-name="P588"><text:span text:style-name="T589">**********************************</text:span><text:span text:style-name="T590">END****************************************</text:span></text:p>
      <text:p text:style-name="P591"/>
      <text:p text:style-name="P592"/>
      <text:p text:style-name="P593"><text:line-break/><text:line-break/></text:p>
      <text:p text:style-name="P594"/>
      <text:p text:style-name="P595"/>
      <text:p text:style-name="P596"/>
      <text:p text:style-name="P597"/>
      <text:p text:style-name="P598"/>
      <text:p text:style-name="P599"/>
      <text:p text:style-name="P600"/>
      <text:p text:style-name="P6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in"/>
      <style:text-properties style:font-name="Calibri Light" style:font-name-asian="MS Gothic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0277in" fo:margin-bottom="0in"/>
      <style:text-properties style:font-name="Calibri Light" style:font-name-asian="MS Gothic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0277in" fo:margin-bottom="0in"/>
      <style:text-properties style:font-name="Calibri Light" style:font-name-asian="MS Gothic" style:font-name-complex="Times New Roman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margin-top="0.0277in" fo:margin-bottom="0in"/>
      <style:text-properties style:font-name="Calibri Light" style:font-name-asian="MS Gothic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margin-top="0.0277in" fo:margin-bottom="0in"/>
      <style:text-properties style:font-name="Calibri Light" style:font-name-asian="MS Gothic" style:font-name-complex="Times New Roman" fo:color="#1F376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1F376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margin-top="0.0277in" fo:margin-bottom="0in"/>
      <style:text-properties style:font-name="Calibri Light" style:font-name-asian="MS Gothic" style:font-name-complex="Times New Roman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MS Mincho" style:font-name-complex="Courier New" fo:font-size="10pt" style:font-size-asian="10pt" style:font-size-complex="10pt" fo:language="en" fo:country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MS Mincho" style:font-name-complex="Courier New" fo:font-size="10pt" style:font-size-asian="10pt" style:font-size-complex="10pt" fo:language="en" fo:country="IN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4472C4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MS Gothic" style:font-name-complex="Times New Roman" fo:font-size="28pt" style:font-size-asian="28pt" style:font-size-complex="28pt" fo:hyphenate="false"/>
    </style:style>
    <style:style style:name="Subtitle" style:display-name="Subtitle" style:family="paragraph" style:parent-style-name="Normal" style:next-style-name="Normal">
      <style:text-properties style:font-name-asian="MS Mincho" fo:color="#5A5A5A" fo:hyphenate="false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IntenseQuote" style:display-name="Intense Quote" style:family="paragraph" style:parent-style-name="Normal" style:next-style-name="Normal">
      <style:paragraph-properties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TOC1" style:display-name="TOC 1" style:family="paragraph" style:parent-style-name="Normal" style:next-style-name="Normal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>
      <style:paragraph-properties fo:margin-bottom="0.0694in" fo:margin-left="0.3055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>
      <style:paragraph-properties fo:margin-bottom="0.0694in" fo:margin-left="0.4583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>
      <style:paragraph-properties fo:margin-bottom="0.0694in" fo:margin-left="0.6111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>
      <style:paragraph-properties fo:margin-bottom="0.0694in" fo:margin-left="0.7638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>
      <style:paragraph-properties fo:margin-bottom="0.0694in" fo:margin-left="0.9166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>
      <style:paragraph-properties fo:margin-bottom="0.0694in" fo:margin-left="1.0694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>
      <style:paragraph-properties fo:margin-bottom="0.0694in" fo:margin-left="1.2222in">
        <style:tab-stops/>
      </style:paragraph-properties>
      <style:text-properties fo:hyphenate="false"/>
    </style:style>
    <style:style style:name="EndnoteText" style:display-name="End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6LVL1" style:family="text">
      <style:text-properties style:font-name="Calibri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est User</meta:initial-creator>
    <dc:creator>Guest User</dc:creator>
    <meta:creation-date>2022-10-27T14:18:00Z</meta:creation-date>
    <dc:date>2022-10-27T14:18:00Z</dc:date>
    <meta:template xlink:href="Normal.dotm" xlink:type="simple"/>
    <meta:editing-cycles>7</meta:editing-cycles>
    <meta:editing-duration>PT0S</meta:editing-duration>
    <meta:document-statistic meta:page-count="1" meta:paragraph-count="12" meta:word-count="968" meta:character-count="6474" meta:row-count="45" meta:non-whitespace-character-count="5518"/>
  </office:meta>
</office:document-meta>
</file>